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meta.xml" manifest:media-type="text/xml"/>
  <manifest:file-entry manifest:full-path="settings.xml" manifest:media-type="text/xml"/>
  <manifest:file-entry manifest:full-path="content.xml" manifest:media-type="text/xml"/>
  <manifest:file-entry manifest:full-path="Thumbnails/thumbnail.png" manifest:media-type="image/png"/>
  <manifest:file-entry manifest:full-path="layout-cache" manifest:media-type="application/binary"/>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file-entry manifest:full-path="styles.xml" manifest:media-type="text/xml"/>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tableooo="http://openoffice.org/2009/table"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automatic-styles>
    <style:style style:name="Tabla1" style:family="table">
      <style:table-properties style:width="6.9215in" table:align="left" style:writing-mode="lr-tb"/>
    </style:style>
    <style:style style:name="Tabla1.A" style:family="table-column">
      <style:table-column-properties style:column-width="1.9174in"/>
    </style:style>
    <style:style style:name="Tabla1.B" style:family="table-column">
      <style:table-column-properties style:column-width="5.0042in"/>
    </style:style>
    <style:style style:name="Tabla1.1" style:family="table-row">
      <style:table-row-properties style:min-row-height="1.6438in" fo:keep-together="auto"/>
    </style:style>
    <style:style style:name="Tabla1.A1" style:family="table-cell">
      <style:table-cell-properties style:vertical-align="middle" fo:padding-left="0.075in" fo:padding-right="0.075in" fo:padding-top="0in" fo:padding-bottom="0in" fo:border="none" style:writing-mode="lr-tb"/>
    </style:style>
    <style:style style:name="Tabla1.B1" style:family="table-cell">
      <style:table-cell-properties style:vertical-align="top" fo:padding-left="0.075in" fo:padding-right="0.075in" fo:padding-top="0in" fo:padding-bottom="0in" fo:border="none" style:writing-mode="lr-tb"/>
    </style:style>
    <style:style style:name="Tabla1.2" style:family="table-row">
      <style:table-row-properties style:min-row-height="0.0556in" fo:keep-together="auto"/>
    </style:style>
    <style:style style:name="P1" style:family="paragraph" style:parent-style-name="Standard">
      <style:paragraph-properties style:snap-to-layout-grid="false"/>
      <style:text-properties fo:language="en" fo:country="US"/>
    </style:style>
    <style:style style:name="P2" style:family="paragraph" style:parent-style-name="Standard">
      <style:text-properties fo:font-size="8pt" style:font-size-asian="8pt" style:font-size-complex="8pt"/>
    </style:style>
    <style:style style:name="P3" style:family="paragraph" style:parent-style-name="Standard">
      <style:paragraph-properties style:snap-to-layout-grid="false"/>
      <style:text-properties fo:font-size="8pt" style:font-size-asian="8pt" style:font-size-complex="8pt"/>
    </style:style>
    <style:style style:name="P4"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P5"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P7"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P8" style:family="paragraph" style:parent-style-name="Standard">
      <style:paragraph-properties fo:text-align="justify" style:justify-single-word="false" fo:orphans="0" fo:widows="0" fo:hyphenation-ladder-count="no-limit"/>
      <style:text-properties style:font-name="Liberation Sans" fo:font-size="12pt" fo:font-weight="bold" style:font-size-asian="14pt" style:font-weight-asian="bold" style:font-size-complex="14pt" style:font-weight-complex="bold" fo:hyphenate="false" fo:hyphenation-remain-char-count="2" fo:hyphenation-push-char-count="2"/>
    </style:style>
    <style:style style:name="P9" style:family="paragraph" style:parent-style-name="IP">
      <style:paragraph-properties style:snap-to-layout-grid="false"/>
    </style:style>
    <style:style style:name="P10" style:family="paragraph" style:parent-style-name="Footer">
      <style:paragraph-properties fo:margin-left="0in" fo:margin-right="0.25in" fo:text-indent="0in" style:auto-text-indent="false" style:snap-to-layout-grid="false"/>
    </style:style>
    <style:style style:name="P11" style:family="paragraph" style:parent-style-name="Footer">
      <style:paragraph-properties fo:margin-left="0in" fo:margin-right="0.25in" fo:text-align="end" style:justify-single-word="false" fo:text-indent="0in" style:auto-text-indent="false" style:snap-to-layout-grid="false"/>
    </style:style>
    <style:style style:name="P12" style:family="paragraph" style:parent-style-name="Standard">
      <style:paragraph-properties fo:margin-left="0.0835in" fo:margin-right="0in" fo:line-height="150%" fo:text-indent="0in" style:auto-text-indent="false"/>
      <style:text-properties fo:font-size="8pt" fo:font-weight="bold" style:font-weight-asian="bold" style:font-size-complex="10pt" style:font-weight-complex="bold"/>
    </style:style>
    <style:style style:name="P13" style:family="paragraph" style:parent-style-name="Standard">
      <style:paragraph-properties fo:margin-left="0.0835in" fo:margin-right="0in" fo:line-height="150%" fo:text-indent="0in" style:auto-text-indent="false"/>
      <style:text-properties style:font-name="Liberation Sans" fo:font-size="8pt" fo:font-weight="bold" style:font-weight-asian="bold" style:font-size-complex="10pt" style:font-weight-complex="bold"/>
    </style:style>
    <style:style style:name="P14" style:family="paragraph" style:parent-style-name="Standard">
      <style:paragraph-properties fo:margin-left="0.0835in" fo:margin-right="0in" fo:margin-top="0.0547in" fo:margin-bottom="0in" fo:line-height="150%" fo:text-indent="0in" style:auto-text-indent="false" style:snap-to-layout-grid="false"/>
      <style:text-properties style:font-name="Liberation Sans" fo:font-size="8pt" fo:language="es" fo:country="ES" fo:font-weight="bold" style:font-size-asian="12pt" style:font-weight-asian="bold" style:font-size-complex="10pt" style:font-weight-complex="bold"/>
    </style:style>
    <style:style style:name="P15" style:family="paragraph" style:parent-style-name="Standard">
      <style:paragraph-properties fo:margin-top="0.1in" fo:margin-bottom="0in" fo:text-align="justify" style:justify-single-word="false"/>
      <style:text-properties style:font-name="Liberation Sans" fo:font-size="12pt" style:font-size-asian="12pt" style:font-size-complex="12pt"/>
    </style:style>
    <style:style style:name="P16" style:family="paragraph" style:parent-style-name="Standard">
      <style:paragraph-properties fo:margin-top="0.1in" fo:margin-bottom="0in" fo:text-align="justify" style:justify-single-word="false"/>
      <style:text-properties style:font-name="Liberation Sans" fo:font-size="12pt" fo:font-weight="bold" style:font-size-asian="12pt" style:font-weight-asian="bold" style:font-size-complex="12pt" style:font-weight-complex="bold"/>
    </style:style>
    <style:style style:name="P17" style:family="paragraph" style:parent-style-name="Standard">
      <style:paragraph-properties fo:margin-top="0.1in" fo:margin-bottom="0in" fo:text-align="justify" style:justify-single-word="false"/>
      <style:text-properties style:font-name="Liberation Sans" fo:font-size="12pt" fo:font-weight="normal" style:font-size-asian="12pt" style:font-weight-asian="normal" style:font-size-complex="12pt" style:font-weight-complex="normal"/>
    </style:style>
    <style:style style:name="P18" style:family="paragraph" style:parent-style-name="Standard">
      <style:paragraph-properties fo:margin-top="0.1in" fo:margin-bottom="0in" fo:text-align="justify" style:justify-single-word="false"/>
    </style:style>
    <style:style style:name="P19" style:family="paragraph" style:parent-style-name="Standard">
      <style:paragraph-properties fo:margin-top="0.1in" fo:margin-bottom="0in" fo:text-align="justify" style:justify-single-word="false"/>
      <style:text-properties fo:font-size="12pt" fo:font-weight="normal" style:font-size-asian="12pt" style:font-weight-asian="normal" style:font-size-complex="12pt" style:font-weight-complex="normal"/>
    </style:style>
    <style:style style:name="P20" style:family="paragraph" style:parent-style-name="Contents_20_1">
      <style:paragraph-properties>
        <style:tab-stops>
          <style:tab-stop style:position="6.9252in" style:type="right" style:leader-style="dotted" style:leader-text="."/>
        </style:tab-stops>
      </style:paragraph-properties>
    </style:style>
    <style:style style:name="P21" style:family="paragraph" style:parent-style-name="Contents_20_2">
      <style:paragraph-properties>
        <style:tab-stops>
          <style:tab-stop style:position="6.9252in" style:type="right" style:leader-style="dotted" style:leader-text="."/>
        </style:tab-stops>
      </style:paragraph-properties>
    </style:style>
    <style:style style:name="P22" style:family="paragraph" style:parent-style-name="Encabezado_20_I">
      <style:paragraph-properties fo:line-height="150%" fo:text-align="start" style:justify-single-word="false"/>
      <style:text-properties fo:language="es" fo:country="ES" fo:font-weight="bold" style:font-weight-asian="bold" style:font-size-complex="10pt" style:font-weight-complex="bold"/>
    </style:style>
    <style:style style:name="P23" style:family="paragraph" style:parent-style-name="Standard" style:list-style-name="">
      <style:paragraph-properties fo:text-align="justify" style:justify-single-word="false" fo:orphans="0" fo:widows="0" fo:hyphenation-ladder-count="no-limit" style:writing-mode="lr-tb"/>
      <style:text-properties style:font-name="Liberation Sans" fo:font-size="12pt" fo:font-weight="normal" style:font-size-asian="14pt" style:font-weight-asian="normal" style:font-weight-complex="normal" fo:hyphenate="false" fo:hyphenation-remain-char-count="2" fo:hyphenation-push-char-count="2"/>
    </style:style>
    <style:style style:name="P24" style:family="paragraph" style:parent-style-name="Standard">
      <style:paragraph-properties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25" style:family="paragraph" style:parent-style-name="Standard">
      <style:paragraph-properties fo:margin-top="0.0547in" fo:margin-bottom="0in" style:snap-to-layout-grid="false"/>
      <style:text-properties style:font-name="Liberation Sans" fo:font-size="10pt" fo:font-weight="bold" style:font-weight-asian="bold"/>
    </style:style>
    <style:style style:name="P26" style:family="paragraph" style:parent-style-name="Standard">
      <style:paragraph-properties fo:margin-top="0in" fo:margin-bottom="0in" fo:text-align="center" style:justify-single-word="false" style:snap-to-layout-grid="false"/>
      <style:text-properties style:font-name="Liberation Sans" fo:font-size="10pt" fo:language="zxx" fo:country="none" fo:font-weight="normal" style:font-weight-asian="normal" style:font-weight-complex="normal"/>
    </style:style>
    <style:style style:name="P27" style:family="paragraph" style:parent-style-name="Standard" style:list-style-name="L2">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28" style:family="paragraph" style:parent-style-name="Standard">
      <style:paragraph-properties fo:margin-top="0in" fo:margin-bottom="0in" fo:text-align="justify" style:justify-single-word="false" fo:orphans="0" fo:widows="0" fo:hyphenation-ladder-count="no-limit" style:writing-mode="lr-tb"/>
      <style:text-properties style:font-name="Liberation Sans" fo:font-size="12pt" fo:language="es" fo:country="MX" fo:font-weight="bold" style:letter-kerning="true" style:font-name-asian="DejaVu Sans1" style:font-size-asian="14pt" style:language-asian="zxx" style:country-asian="none" style:font-weight-asian="bold" style:language-complex="ar" style:country-complex="SA" style:font-weight-complex="bold" fo:hyphenate="false" fo:hyphenation-remain-char-count="2" fo:hyphenation-push-char-count="2"/>
    </style:style>
    <style:style style:name="P29" style:family="paragraph" style:parent-style-name="Standard">
      <style:paragraph-properties fo:margin-left="0.0835in" fo:margin-right="0in" fo:line-height="150%" fo:text-align="justify" style:justify-single-word="false" fo:text-indent="0in" style:auto-text-indent="false"/>
    </style:style>
    <style:style style:name="P30" style:family="paragraph" style:parent-style-name="Standard">
      <style:paragraph-properties fo:margin-left="0.0835in" fo:margin-right="0in" fo:line-height="150%" fo:text-align="justify" style:justify-single-word="false" fo:text-indent="0in" style:auto-text-indent="false"/>
      <style:text-properties style:font-name="Liberation Sans" fo:font-size="8pt" fo:language="es" fo:country="ES" fo:font-weight="normal" style:font-weight-asian="normal" style:font-size-complex="10pt" style:font-weight-complex="normal"/>
    </style:style>
    <style:style style:name="P31" style:family="paragraph" style:parent-style-name="Standard">
      <style:paragraph-properties fo:margin-left="0.0835in" fo:margin-right="0in" fo:line-height="150%" fo:text-indent="0in" style:auto-text-indent="false"/>
      <style:text-properties style:font-name="Liberation Sans" fo:font-size="8pt"/>
    </style:style>
    <style:style style:name="P32" style:family="paragraph" style:parent-style-name="Heading_20_2" style:list-style-name="">
      <style:paragraph-properties fo:text-align="justify" style:justify-single-word="false" fo:orphans="0" fo:widows="0" fo:hyphenation-ladder-count="no-limit"/>
      <style:text-properties style:font-name="Liberation Sans" fo:font-size="12pt" style:font-size-asian="14pt" style:font-size-complex="14pt" fo:hyphenate="false" fo:hyphenation-remain-char-count="2" fo:hyphenation-push-char-count="2"/>
    </style:style>
    <style:style style:name="P33" style:family="paragraph" style:parent-style-name="Heading_20_2">
      <style:paragraph-properties fo:text-align="justify" style:justify-single-word="false" fo:orphans="0" fo:widows="0" fo:hyphenation-ladder-count="no-limit"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4" style:family="paragraph" style:parent-style-name="Heading_20_2" style:list-style-name="">
      <style:paragraph-properties fo:text-align="justify" style:justify-single-word="false" fo:orphans="0" fo:widows="0" fo:hyphenation-ladder-count="no-limit" style:writing-mode="lr-tb"/>
      <style:text-properties style:font-name="Liberation Sans" fo:font-size="12pt"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35" style:family="paragraph" style:parent-style-name="Heading_20_2">
      <style:paragraph-properties fo:break-before="page"/>
      <style:text-properties style:font-name="Liberation Sans" fo:font-size="14pt" style:font-size-asian="14pt" style:font-size-complex="14pt"/>
    </style:style>
    <style:style style:name="P36" style:family="paragraph" style:parent-style-name="Heading_20_2">
      <style:paragraph-properties fo:text-align="justify" style:justify-single-word="false" fo:orphans="0" fo:widows="0" fo:hyphenation-ladder-count="no-limit" fo:break-before="page" style:writing-mode="lr-tb"/>
      <style:text-properties style:font-name="Liberation Sans" fo:font-size="14pt" fo:language="es" fo:country="MX" style:letter-kerning="true" style:font-name-asian="DejaVu Sans1" style:font-size-asian="14pt" style:language-asian="zxx" style:country-asian="none" style:language-complex="ar" style:country-complex="SA" fo:hyphenate="false" fo:hyphenation-remain-char-count="2" fo:hyphenation-push-char-count="2"/>
    </style:style>
    <style:style style:name="P37" style:family="paragraph" style:parent-style-name="Heading_20_2" style:list-style-name="">
      <style:paragraph-properties fo:margin-top="0in" fo:margin-bottom="0in" fo:text-align="justify" style:justify-single-word="false" fo:orphans="0" fo:widows="0" fo:hyphenation-ladder-count="no-limit" style:writing-mode="lr-tb"/>
      <style:text-properties style:font-name="Liberation Sans" fo:language="es" fo:country="MX" fo:font-weight="normal" style:letter-kerning="true" style:font-name-asian="DejaVu Sans1" style:font-size-asian="14pt" style:language-asian="zxx" style:country-asian="none" style:font-weight-asian="normal" style:language-complex="ar" style:country-complex="SA" style:font-weight-complex="normal" fo:hyphenate="false" fo:hyphenation-remain-char-count="2" fo:hyphenation-push-char-count="2"/>
    </style:style>
    <style:style style:name="P38" style:family="paragraph" style:parent-style-name="Text_20_body" style:master-page-name="Standard">
      <style:paragraph-properties style:page-number="auto"/>
    </style:style>
    <style:style style:name="P39" style:family="paragraph" style:parent-style-name="Heading_20_1">
      <style:paragraph-properties fo:margin-top="0.0945in" fo:margin-bottom="0.0945in" fo:text-align="start" style:justify-single-word="false" fo:orphans="0" fo:widows="0" fo:hyphenation-ladder-count="no-limit" style:snap-to-layout-grid="false" style:writing-mode="lr-tb">
        <style:tab-stops>
          <style:tab-stop style:position="0in"/>
        </style:tab-stops>
      </style:paragraph-properties>
      <style:text-properties fo:font-variant="normal" fo:text-transform="none" fo:color="#000000" style:font-name="Liberation Sans" fo:font-size="24pt" fo:language="es" fo:country="MX" style:letter-kerning="true" style:font-name-asian="DejaVu Sans1" style:font-size-asian="24pt" style:language-asian="zxx" style:country-asian="none" style:font-name-complex="Times New Roman" style:font-size-complex="24pt" style:language-complex="ar" style:country-complex="SA" fo:hyphenate="false" fo:hyphenation-remain-char-count="2" fo:hyphenation-push-char-count="2"/>
    </style:style>
    <style:style style:name="P40" style:family="paragraph" style:parent-style-name="IP">
      <style:text-properties style:font-name="Liberation Sans" fo:font-size="12pt" fo:font-weight="normal" style:font-size-asian="12pt" style:font-weight-asian="normal" style:font-name-complex="Verdana" style:font-size-complex="12pt" style:font-weight-complex="normal"/>
    </style:style>
    <style:style style:name="P41" style:family="paragraph" style:parent-style-name="IP">
      <style:text-properties style:font-name="Liberation Sans" fo:font-size="10pt"/>
    </style:style>
    <style:style style:name="P42" style:family="paragraph" style:parent-style-name="IP">
      <style:paragraph-properties fo:margin-top="0.0547in" fo:margin-bottom="0in" style:snap-to-layout-grid="false"/>
      <style:text-properties style:font-name="Liberation Sans" fo:font-size="10pt" fo:font-weight="bold" style:font-weight-asian="bold"/>
    </style:style>
    <style:style style:name="P43" style:family="paragraph" style:parent-style-name="Contents_20_Heading">
      <style:text-properties style:font-name="Liberation Sans" fo:font-size="12pt" fo:font-weight="bold" style:font-weight-asian="bold" style:font-weight-complex="bold"/>
    </style:style>
    <style:style style:name="T1" style:family="text">
      <style:text-properties fo:language="es" fo:country="ES" style:font-size-complex="10pt"/>
    </style:style>
    <style:style style:name="T2" style:family="text">
      <style:text-properties fo:language="es" fo:country="ES" style:font-size-complex="10pt" style:font-weight-complex="bold"/>
    </style:style>
    <style:style style:name="T3" style:family="text">
      <style:text-properties fo:language="es" fo:country="ES" fo:font-weight="bold" style:font-weight-asian="bold" style:font-size-complex="10pt" style:font-weight-complex="bold"/>
    </style:style>
    <style:style style:name="T4" style:family="text">
      <style:text-properties fo:language="es" fo:country="ES" fo:font-weight="normal" style:font-weight-asian="normal" style:font-size-complex="10pt" style:font-weight-complex="normal"/>
    </style:style>
    <style:style style:name="T5" style:family="text">
      <style:text-properties fo:font-weight="bold" style:font-weight-asian="bold" style:font-size-complex="10pt" style:font-weight-complex="bold"/>
    </style:style>
    <style:style style:name="T6" style:family="text">
      <style:text-properties fo:font-weight="bold" style:font-weight-asian="bold" style:font-weight-complex="bold"/>
    </style:style>
    <style:style style:name="T7" style:family="text">
      <style:text-properties fo:font-weight="bold" style:font-weight-asian="bold" style:font-size-complex="12pt" style:font-weight-complex="bold"/>
    </style:style>
    <style:style style:name="T8" style:family="text">
      <style:text-properties style:font-name-complex="Arial"/>
    </style:style>
    <style:style style:name="T9" style:family="text">
      <style:text-properties fo:color="#ff0000" fo:background-color="#ffff00"/>
    </style:style>
    <style:style style:name="T10" style:family="text">
      <style:text-properties fo:font-weight="normal" style:font-weight-asian="normal" style:font-weight-complex="normal"/>
    </style:style>
    <style:style style:name="T11" style:family="text">
      <style:text-properties fo:font-weight="normal" style:font-weight-asian="normal" style:font-size-complex="12pt" style:font-weight-complex="normal"/>
    </style:style>
    <style:style style:name="T12" style:family="text">
      <style:text-properties style:font-name="Liberation Sans"/>
    </style:style>
    <style:style style:name="T13" style:family="text">
      <style:text-properties style:font-name="Liberation Sans" fo:font-size="8pt" fo:language="es" fo:country="ES" fo:font-weight="normal" style:font-weight-asian="normal" style:font-size-complex="10pt" style:font-weight-complex="normal"/>
    </style:style>
    <style:style style:name="T14" style:family="text">
      <style:text-properties style:font-name="Liberation Sans" fo:font-size="8pt" fo:font-weight="bold" style:font-weight-asian="bold" style:font-size-complex="10pt" style:font-weight-complex="bold"/>
    </style:style>
    <style:style style:name="T15" style:family="text">
      <style:text-properties style:font-name="Liberation Sans" fo:font-size="12pt" fo:font-weight="normal" style:font-size-asian="12pt" style:font-weight-asian="normal" style:font-size-complex="12pt" style:font-weight-complex="normal"/>
    </style:style>
    <style:style style:name="T16" style:family="text">
      <style:text-properties style:font-name="Liberation Sans" fo:font-size="12pt" fo:font-weight="bold" style:font-size-asian="12pt" style:font-weight-asian="bold" style:font-size-complex="12pt" style:font-weight-complex="bold"/>
    </style:style>
    <style:style style:name="T17" style:family="text">
      <style:text-properties style:font-name="Liberation Sans" fo:font-weight="bold" style:font-weight-asian="bold" style:font-weight-complex="bold"/>
    </style:style>
    <style:style style:name="T18" style:family="text">
      <style:text-properties fo:language="es" fo:country="MX" fo:font-weight="bold" style:letter-kerning="true" style:font-name-asian="DejaVu Sans1" style:language-asian="zxx" style:country-asian="none" style:font-weight-asian="bold" style:language-complex="ar" style:country-complex="SA" style:font-weight-complex="bold"/>
    </style:style>
    <style:style style:name="T19" style:family="text">
      <style:text-properties fo:language="es" fo:country="MX" style:letter-kerning="true" style:font-name-asian="DejaVu Sans1" style:language-asian="zxx" style:country-asian="none" style:language-complex="ar" style:country-complex="SA"/>
    </style:style>
    <style:style style:name="T20" style:family="text">
      <style:text-properties style:font-size-asian="12pt" style:font-size-complex="12pt"/>
    </style:style>
    <style:style style:name="T21" style:family="text">
      <style:text-properties style:font-size-complex="12pt"/>
    </style:style>
    <style:style style:name="T22" style:family="text">
      <style:text-properties fo:font-size="12pt" fo:font-weight="normal" style:font-weight-asian="normal" style:font-weight-complex="normal"/>
    </style:style>
    <style:style style:name="Sect1" style:family="section">
      <style:section-properties style:editable="false">
        <style:columns fo:column-count="1" fo:column-gap="0in"/>
      </style:section-properties>
    </style:style>
    <text:list-style style:name="L1">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office:automatic-styles>
  <office:body>
    <office:text text:use-soft-page-breaks="true">
      <office:forms form:automatic-focus="false" form:apply-design-mode="fals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38"/>
      <table:table table:name="Tabla1" table:style-name="Tabla1">
        <table:table-column table:style-name="Tabla1.A"/>
        <table:table-column table:style-name="Tabla1.B"/>
        <table:table-row table:style-name="Tabla1.1">
          <table:table-cell table:style-name="Tabla1.A1" office:value-type="string">
            <text:p text:style-name="P26">Cooperativa</text:p>
            <text:p text:style-name="P26">CubaSWL</text:p>
          </table:table-cell>
          <table:table-cell table:style-name="Tabla1.B1" office:value-type="string">
            <text:p text:style-name="P25">Cooperativa CubaSWL</text:p>
            <text:h text:style-name="P39" text:outline-level="1" text:is-list-header="true"><text:bookmark-start text:name="__RefHeading__5763_1597302656"/>Glosario de términos.<text:bookmark-end text:name="__RefHeading__5763_1597302656"/></text:h>
            <text:p text:style-name="P40">ToNgueLP, editor de corpus de textos para tareas NLP.</text:p>
            <text:p text:style-name="P41">Producto: ToNgueLP Corpus Tools </text:p>
            <text:p text:style-name="P42"><text:bookmark-start text:name="__DdeLink__1832_1032860403"/>Versión: 1.0<text:bookmark-end text:name="__DdeLink__1832_1032860403"/></text:p>
            <text:p text:style-name="P42">Autor: Ing. Abel Meneses Abad</text:p>
          </table:table-cell>
        </table:table-row>
        <table:table-row table:style-name="Tabla1.2">
          <table:table-cell table:style-name="Tabla1.B1" table:number-columns-spanned="2" office:value-type="string">
            <text:p text:style-name="P12"/>
            <text:p text:style-name="P13">Reglas de Confidencialidad</text:p>
            <text:p text:style-name="P31"><text:span text:style-name="T3">Clasificación</text:span><text:span text:style-name="T1">: </text:span><text:span text:style-name="T4">Software particular para la Universidad de Camagüey, factible de exportar por las partes desarrolladoras, de carácter nacional a evaluar en la convocatoria del CITMA en el 2014.</text:span></text:p>
            <text:p text:style-name="P29"><text:span text:style-name="T13">Este documento contiene información propietaria de </text:span><text:span text:style-name="ALBET_20_Char"><text:span text:style-name="T14">Abel Meneses Abad</text:span></text:span><text:span text:style-name="T13">, y es emitido confidencialmente para orientar al equipo de desarrollo de ToNgueLP.</text:span></text:p>
            <text:p text:style-name="P30">El que recibe el documento asume la custodia y control, comprometiéndose a no reproducir, divulgar, difundir o de cualquier manera hacer de conocimientos público su contenido, excepto para cumplir el propósito para el cual se ha generado.</text:p>
            <text:p text:style-name="P14">Estas reglas son aplicables a las <text:span text:style-name="T9"><text:page-count style:num-format="1">5</text:page-count></text:span> áginas de este documento. </text:p>
          </table:table-cell>
          <table:covered-table-cell/>
        </table:table-row>
      </table:table>
      <text:p text:style-name="P22"/>
      <text:table-of-content text:style-name="Sect1" text:name="Índice de contenido1">
        <text:table-of-content-source text:outline-level="3">
          <text:index-title-template text:style-name="Contents_20_Heading">Índice de contenido</text:index-title-template>
          <text:table-of-content-entry-template text:outline-level="1" text:style-name="Contents_20_1">
            <text:index-entry-link-start text:style-name="Index_20_Link"/>
            <text:index-entry-chapter/>
            <text:index-entry-text/>
            <text:index-entry-tab-stop style:type="right" style:leader-char="."/>
            <text:index-entry-page-number/>
            <text:index-entry-link-end/>
          </text:table-of-content-entry-template>
          <text:table-of-content-entry-template text:outline-level="2" text:style-name="Contents_20_2">
            <text:index-entry-link-start text:style-name="Index_20_Link"/>
            <text:index-entry-chapter/>
            <text:index-entry-text/>
            <text:index-entry-tab-stop style:type="right" style:leader-char="."/>
            <text:index-entry-page-number/>
            <text:index-entry-link-end/>
          </text:table-of-content-entry-template>
          <text:table-of-content-entry-template text:outline-level="3" text:style-name="Contents_20_3">
            <text:index-entry-link-start text:style-name="Index_20_Link"/>
            <text:index-entry-chapter/>
            <text:index-entry-text/>
            <text:index-entry-tab-stop style:type="right" style:leader-char="."/>
            <text:index-entry-page-number/>
            <text:index-entry-link-end/>
          </text:table-of-content-entry-template>
          <text:table-of-content-entry-template text:outline-level="4" text:style-name="Contents_20_4">
            <text:index-entry-link-start text:style-name="Index_20_Link"/>
            <text:index-entry-chapter/>
            <text:index-entry-text/>
            <text:index-entry-tab-stop style:type="right" style:leader-char="."/>
            <text:index-entry-page-number/>
            <text:index-entry-link-end/>
          </text:table-of-content-entry-template>
          <text:table-of-content-entry-template text:outline-level="5" text:style-name="Contents_20_5">
            <text:index-entry-link-start text:style-name="Index_20_Link"/>
            <text:index-entry-chapter/>
            <text:index-entry-text/>
            <text:index-entry-tab-stop style:type="right" style:leader-char="."/>
            <text:index-entry-page-number/>
            <text:index-entry-link-end/>
          </text:table-of-content-entry-template>
          <text:table-of-content-entry-template text:outline-level="6" text:style-name="Contents_20_6">
            <text:index-entry-link-start text:style-name="Index_20_Link"/>
            <text:index-entry-chapter/>
            <text:index-entry-text/>
            <text:index-entry-tab-stop style:type="right" style:leader-char="."/>
            <text:index-entry-page-number/>
            <text:index-entry-link-end/>
          </text:table-of-content-entry-template>
          <text:table-of-content-entry-template text:outline-level="7" text:style-name="Contents_20_7">
            <text:index-entry-link-start text:style-name="Index_20_Link"/>
            <text:index-entry-chapter/>
            <text:index-entry-text/>
            <text:index-entry-tab-stop style:type="right" style:leader-char="."/>
            <text:index-entry-page-number/>
            <text:index-entry-link-end/>
          </text:table-of-content-entry-template>
          <text:table-of-content-entry-template text:outline-level="8" text:style-name="Contents_20_8">
            <text:index-entry-link-start text:style-name="Index_20_Link"/>
            <text:index-entry-chapter/>
            <text:index-entry-text/>
            <text:index-entry-tab-stop style:type="right" style:leader-char="."/>
            <text:index-entry-page-number/>
            <text:index-entry-link-end/>
          </text:table-of-content-entry-template>
          <text:table-of-content-entry-template text:outline-level="9" text:style-name="Contents_20_9">
            <text:index-entry-link-start text:style-name="Index_20_Link"/>
            <text:index-entry-chapter/>
            <text:index-entry-text/>
            <text:index-entry-tab-stop style:type="right" style:leader-char="."/>
            <text:index-entry-page-number/>
            <text:index-entry-link-end/>
          </text:table-of-content-entry-template>
          <text:table-of-content-entry-template text:outline-level="10" text:style-name="Contents_20_10">
            <text:index-entry-link-start text:style-name="Index_20_Link"/>
            <text:index-entry-chapter/>
            <text:index-entry-text/>
            <text:index-entry-tab-stop style:type="right" style:leader-char="."/>
            <text:index-entry-page-number/>
            <text:index-entry-link-end/>
          </text:table-of-content-entry-template>
        </text:table-of-content-source>
        <text:index-body>
          <text:index-title text:style-name="Sect1" text:name="Índice de contenido1_Head">
            <text:p text:style-name="P43">Índice de contenido</text:p>
          </text:index-title>
          <text:p text:style-name="P20"><text:a xlink:type="simple" xlink:href="#__RefHeading__5763_1597302656" text:style-name="Index_20_Link" text:visited-style-name="Index_20_Link"><text:span text:style-name="T22">Glosario de términos.<text:tab/>1</text:span></text:a></text:p>
          <text:p text:style-name="P21"><text:a xlink:type="simple" xlink:href="#__RefHeading__4096_549429935" text:style-name="Index_20_Link" text:visited-style-name="Index_20_Link"><text:span text:style-name="T22"><text:s text:c="2"/>Referidos a la Lingüística<text:tab/>1</text:span></text:a></text:p>
          <text:p text:style-name="P21"><text:a xlink:type="simple" xlink:href="#__RefHeading__3358_549429935" text:style-name="Index_20_Link" text:visited-style-name="Index_20_Link"><text:span text:style-name="T22"><text:s text:c="2"/>Referidos al Procesamiento del Lenguaje Natural<text:tab/>2</text:span></text:a></text:p>
          <text:p text:style-name="P21"><text:a xlink:type="simple" xlink:href="#__RefHeading__3976_549429935" text:style-name="Index_20_Link" text:visited-style-name="Index_20_Link"><text:span text:style-name="T22"><text:s text:c="2"/>Referidos a la detección de plagio<text:tab/>3</text:span></text:a></text:p>
        </text:index-body>
      </text:table-of-content>
      <text:h text:style-name="P33" text:outline-level="2"><text:bookmark-start text:name="__RefHeading__4096_549429935"/>Referidos a la Lingüística<text:bookmark-end text:name="__RefHeading__4096_549429935"/></text:h>
      <text:p text:style-name="P16">Morfología lingüística: <text:span text:style-name="T10">estudia la forma de las palabras, estudia las palabras y su estructura interna.</text:span></text:p>
      <text:p text:style-name="P16">Sintaxis:<text:span text:style-name="T10"> describe como las palabras se combinan para formar sintagmas, oraciones y frases.</text:span></text:p>
      <text:p text:style-name="P19"><text:span text:style-name="T17">Lexicón:</text:span><text:span text:style-name="T12"> Conjunto abstracto no ordenado de entradas léxicas que se definen de acuerdo a sus rasgos fónicos y gramaticales. / Conjunto de las palabras y lexemas de una lengua y libro </text:span><text:span text:style-name="T12">en que se contienen. / </text:span></text:p>
      <text:p text:style-name="P19"><text:span text:style-name="T17">Flexión </text:span><text:span text:style-name="T12">(en lingüística): es la alteración que experimentan las palabra mediante morfemas <text:s/>constituyentes según el significado gramatical o categórico para expresar sus distintas </text:span><text:soft-page-break/><text:span text:style-name="T12">funciones dentro de la oración y sus relaciones de dependencia o de concordancia con otras palabras o elementos oracionales. (Wikipedia en español) Ejemplo los sufijos flexivos al cambiar la categoría(o función léxica) de una palabra expresan esta propiedad; también lo hacen los morfemas cuando cambian número o persona.</text:span></text:p>
      <text:p text:style-name="P17"><text:span text:style-name="T6">verbos modales:</text:span> <text:s/></text:p>
      <text:p text:style-name="P17"><text:span text:style-name="T6">diátesis:</text:span> </text:p>
      <text:p text:style-name="P17"><text:span text:style-name="T6">elipsis</text:span> (en lingüística):</text:p>
      <text:p text:style-name="P17"><text:span text:style-name="T6">morfemas:</text:span> letras que pospuestas al lexema indican los accidentes del vocablo: género, número, tiempo y persona. </text:p>
      <text:p text:style-name="P17"><text:span text:style-name="T6">afijo:</text:span> el conjunto que reune los sufijos, prefijos, interfijos, infijos y circunfijos.</text:p>
      <text:p text:style-name="P17"><text:span text:style-name="T6">Acento tónico:</text:span><text:span text:style-name="T12"> cuando una sílaba recibe la acentuación se dice que es tónica.</text:span></text:p>
      <text:h text:style-name="P32" text:outline-level="2">Tropónimos:<text:span text:style-name="T10"> son hipónimos verbales que denotan una determinada manera o modo de llevar a cabo la acción del verbo. El término proviene de las palabras griegas tropos, que significa 'modo, manera', y ónoma, 'nombre'. Es el caso, por ejemplo, de susurrar (hipónimo de hablar, pero en voz baja, a modo de murmullo), juguetear (jugar, pero sin propósito determinado), deambular (caminar, andar, pero sin dirección determinada), etc.</text:span></text:h>
      <text:p text:style-name="P8">Hipónimo:<text:span text:style-name="T10"> Los hipónimos son palabras o términos específicos de una clase o conjunto de significado más amplio o general (hiperónimo). Término del ámbito semántico, algunos de sus ejemplos son 'coche' o 'moto' con respecto a 'vehículo', 'rosa' o 'margarita' en relación con 'flor', 'cerveza' o 'vino' y 'bebida', etc.</text:span></text:p>
      <text:p text:style-name="P8">Transcreation<text:span text:style-name="T10"> (Transcreación): es la reescritura completa de un texto en un idioma extranjero teniendo en cuenta las especifidades culturales de dicha lengua. El término transcreación es un componente esencial en la internacionalización. Se aplica generalmente en marketing y publicidad donde el contenido de la comunicación debe producir el mismo impacto en el público del mercado al que nos dirigimos que el contenido original en el idioma original.</text:span></text:p>
      <text:h text:style-name="P35" text:outline-level="2"><text:bookmark-start text:name="__RefHeading__3358_549429935"/>Referidos al Procesamiento del Lenguaje Natural<text:bookmark-end text:name="__RefHeading__3358_549429935"/></text:h>
      <text:p text:style-name="P15"><text:span text:style-name="T6">Natural Language Processing (NLP):</text:span><text:span text:style-name="T10"> Procesamiento del Lenguaje Natural, área de la computación, altamente relacionada con la lingüística, que engloba todos los problemas de entendimiento (undestanding) o generación (generation) del lenguaje humano.</text:span></text:p>
      <text:p text:style-name="P15"><text:span text:style-name="T6">Fuzzy string matching:</text:span><text:span text:style-name="T10"> ...(extraído de Taming Text)</text:span></text:p>
      <text:p text:style-name="P16">Lematizar<text:span text:style-name="T10"> (lemmatiz): proceso mediante el cual se extrae el “</text:span>lexema<text:span text:style-name="T10">” de la palabra. Generalmente es necesario utilizar una base de datos que contenga información de los lexemas o lemas(como también se le suele llamar a los lexemas), estas BD son generalmente semánticas. Trabaja la morfología de las palabras.</text:span></text:p>
      <text:p text:style-name="P16">Stemming:<text:span text:style-name="T10"> proceso mediante el cual se eliminan de la palabra los “</text:span>morfemas<text:span text:style-name="T10">”, utilizando reglas predefinidas que se corresponden con las terminaciones más comunes de las palabras en un idioma. </text:span><text:bookmark-start text:name="__DdeLink__948_1965215289"/><text:span text:style-name="T10">Trabaja la morfología de las palabras.</text:span><text:bookmark-end text:name="__DdeLink__948_1965215289"/></text:p>
      <text:p text:style-name="P15"><text:span text:style-name="T6">Compresión lingüística:</text:span> <text:span text:style-name="T10">procesos del tratamiento lingüístico en el que se reducen los términos estudiados. Ejemplo: la lematización y el stemming son tipos de compresión lingüística.</text:span></text:p>
      <text:p text:style-name="P15"><text:span text:style-name="T6">Corrección de errores</text:span> <text:span text:style-name="T10">(normalización de textos)</text:span>: <text:span text:style-name="T10">procesos del tratamiento lingüístico que elimina errores a partir de la comparación con supuestos correctos de la lengua. Ejemplo: Camaguey lleva diéresis en la u(ü), su forma correcta sería: Camagüey.</text:span></text:p>
      <text:p text:style-name="P15"><text:span text:style-name="T6">Part of Speech</text:span><text:span text:style-name="T10"> </text:span>(POS): <text:span text:style-name="T10">área de NLP que estudia el como encontrar las funciones léxicas de las palabras o las partes de la oración, dentro de las dos formas en que se presenta el lenguaje natural(idiomas humanos), los textos y ficheros de audio.</text:span></text:p>
      <text:p text:style-name="P16">Entity identification<text:span text:style-name="T10"> (or entity recognition): es un problema de etiquetado dentro de NLP que consiste en identificad las entidades existentes en un texto, como por ejemplo: lugares, nombres, etc.</text:span></text:p>
      <text:p text:style-name="P18"><text:span text:style-name="T16">Lexicón computacional:</text:span><text:span text:style-name="T15"> subconjunto del conjunto total de entradas que constituye un lexicón para una lengua natural, normalmente un dominio específico.</text:span></text:p>
      <text:p text:style-name="P18"><text:span text:style-name="T16">n-gramas</text:span><text:span text:style-name="T15"> (n-grams): subconjunto de n fragmentos, que pueden ser caracteres o palabras. Ej: La computadora estaba encendida. 3-gramas: “La computadora estaba”, y “computadora estaba encendida”, tiene dos 3-gramas, y un solo 4-grama.</text:span></text:p>
      <text:p text:style-name="P18"><text:span text:style-name="T16">Chunking</text:span><text:span text:style-name="T15">: cortar en pedazos largos. En linguística significa tomar segmentos largos de varias frases para analizarlas. O sea dividir en pasajes, que pueden superponerse incluso, sin que estos tengan que coincidir obligatoriamente con los párrafos del texto. Detalles: se menciona en la literatura el término “chunking strategy” ejemplo de ellas pueden ser: (i) 25-line chunking, (ii) 4-sentence chunking or (iii) paragraph chunking.</text:span></text:p>
      <text:p text:style-name="P17"><text:span text:style-name="T6">textual entailment</text:span> (implicación textual): en la lógica el texto 1 implica el texto 2, esto podría ser el texto 1 es la pregunta que responde el texto 2; u otro tipo de relaciones.</text:p>
      <text:p text:style-name="P17"><text:soft-page-break/><text:span text:style-name="T6">Token:</text:span> A token is the technical name for a sequence of characters — such as hairy, his, or :) — that we want to treat as a group. (Bird 2009, NLP with Py)</text:p>
      <text:h text:style-name="P23" text:outline-level="2"><text:span text:style-name="T18">Actually, AI / NLP is not even scientific</text:span><text:span text:style-name="T19">: A science integrates all its disciplines. However, the disciplines of AI are incompatible. Thus, AI is not fundamental, and therefore not scientific. Example: Ontology (automated reasoning) and NLP are incompatible: Ontology is based on formal language and NLP is based on natural language. And therefore, scientists fail to integrate both to: reasoning in natural language.</text:span></text:h>
      <text:h text:style-name="P34" text:outline-level="2">Why is crucial information discarded during the NLP process? Crucial information makes the difference between the current quick-and-dirty approach to knowledge technology and my fundamental approach. Example: Scientists fail to implement automatic generation of useful questions - because of this crucial information that is lost - while generating useful question is extremely simple: My system utilizes Natural Laws of Intelligence in grammar; A Natural Law of Intelligence in grammar: Conjunction “or” defines a choice; Given “A person is a man or a woman.” and “Chris is a person.”; Substitution of both sentences: “Chris is a man or a woman.”; Conversion to a question: “Is Chris a man or a woman?”. <text:span text:style-name="T20">(03/11/2013 a través de Linkedin)</text:span></text:h>
      <text:h text:style-name="P37" text:outline-level="2"><text:span text:style-name="T7">Semantic Role Labeling:</text:span><text:span text:style-name="T21"> identifying how a noun phrase relates to the verb (as agent, patient, instrument, and so on). <text:s/>Para cada clausula , determinar el rol semántico jugado por cada frase sustantiva que es un argumento del verbo. También se refiere a este tema como “case role analysis,” “thematic analysis,” and “shallow semantic parsing” Roles semánticos más compunes:</text:span></text:h>
      <text:list xml:id="list188843789" text:style-name="L2">
        <text:list-item>
          <text:p text:style-name="P27"><text:span text:style-name="T21">Agent: Actor of an action</text:span></text:p>
        </text:list-item>
        <text:list-item>
          <text:p text:style-name="P27"><text:span text:style-name="T21">Patient: Entity affected by the action</text:span></text:p>
        </text:list-item>
        <text:list-item>
          <text:p text:style-name="P27"><text:span text:style-name="T21">Instrument: Tool used in performing action.</text:span></text:p>
        </text:list-item>
        <text:list-item>
          <text:p text:style-name="P27"><text:span text:style-name="T21">Beneficiary: Entity for whom action is performed</text:span></text:p>
        </text:list-item>
        <text:list-item>
          <text:p text:style-name="P27"><text:span text:style-name="T21">Source: Origin of the affected entity</text:span></text:p>
        </text:list-item>
        <text:list-item>
          <text:p text:style-name="P27"><text:span text:style-name="T21">Destination: Destination of the affected entity</text:span></text:p>
        </text:list-item>
      </text:list>
      <text:p text:style-name="P28"><text:span text:style-name="T21"/></text:p>
      <text:p text:style-name="P28"><text:span text:style-name="T21">Parse Trees: </text:span><text:span text:style-name="T11">árboles de análisis gramatical. Resultado de la descomposición de una oración en sus partes componentes, tales como: sujeto y predicado, y luego estos en componentes más específicos y así sucesivamente.</text:span></text:p>
      <text:p text:style-name="P28"><text:span text:style-name="T11"/></text:p>
      <text:p text:style-name="P24"><text:span text:style-name="T21"/></text:p>
      <text:h text:style-name="P36" text:outline-level="2"><text:bookmark-start text:name="__RefHeading__3976_549429935"/>Referidos a la detección de plagio<text:bookmark-end text:name="__RefHeading__3976_549429935"/></text:h>
      <text:p text:style-name="P17"><text:span text:style-name="T6">Sparse matching:</text:span> coincidencia esparcida, se aplica cuando dos documentos son similares en uno o más fragmentos aislados.</text:p>
      <text:p text:style-name="P15">paraphrase plagiarism<text:span text:style-name="T10"> (plagio parafrástico): consiste en tomar los escritos de otra persona, añadiendo o quitando palabras o letras, agregando errores deliberados de ortografía y gramática, insertando palabras con significados similares o reordenando oraciones y frases.”(Kakkonen y Mozgovoy, 2010)</text:span></text:p>
      <text:p text:style-name="P15"><text:span text:style-name="T6">verbatim plagiarism:</text:span><text:span text:style-name="T10"> plagio literal o copy-paste.</text:span></text:p>
      <text:p text:style-name="P15"><text:span text:style-name="T6">high context similarity:</text:span><text:span text:style-name="T10"> similaridad en textos largos</text:span></text:p>
      <text:p text:style-name="P15"><text:span text:style-name="T6">short context similarity:</text:span><text:span text:style-name="T10"> similaridad en textos cortos, como resúmenes, noticias, etc.</text:span></text:p>
      <text:p text:style-name="P15"><text:span text:style-name="T6">Umbrales</text:span><text:span text:style-name="T10">(idea del 01/10/2013): La heurística pudiera considerar lo siguiente, 4 umbrales. El primero es la "similitud en la colección" (tf-idf, usado por Kong, hace esto)[valorar luego como insertar en este umbral el tipo de índice basado en citas(ver url de wikipedia que lo explica, o buscar más, escribir a Gi)]. 2do umbral "similitud entre dos documentos"(high treshold(ediciones por ejemplo) o lowtreshold(un fragmento o varios)). 3er umbral "posición" o sea si dos fragmentos son iguales su primera oración similar no dista de la última oración similar en más del 40% del total del fragmento. 4to umbral, "número de oraciones similares", tal y como refleja la literatura este umbral se puede hacer &gt;= 3, pues dos oraciones o una no refleja contenido suficiente para establecer una similitud considerable a texto reusado.</text:span></text:p>
      <text:p text:style-name="P17">Semantic density:</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tableooo="http://openoffice.org/2009/table" xmlns:css3t="http://www.w3.org/TR/css3-text/" office:version="1.2">
  <office:font-face-decls>
    <style:font-face style:name="OpenSymbol" svg:font-family="OpenSymbol"/>
    <style:font-face style:name="DejaVu Sans1" svg:font-family="'DejaVu Sans'" style:font-pitch="variable"/>
    <style:font-face style:name="Nimbus Roman No9 L" svg:font-family="'Nimbus Roman No9 L'" style:font-family-generic="roman" style:font-pitch="variable"/>
    <style:font-face style:name="Times New Roman" svg:font-family="'Times New Roman'" style:font-family-generic="roman" style:font-pitch="variable"/>
    <style:font-face style:name="Arial" svg:font-family="Arial" style:font-family-generic="swiss" style:font-pitch="variable"/>
    <style:font-face style:name="FreeSans" svg:font-family="FreeSans" style:font-family-generic="swiss" style:font-pitch="variable"/>
    <style:font-face style:name="Liberation Sans" svg:font-family="'Liberation Sans'" style:font-family-generic="swiss" style:font-pitch="variable"/>
    <style:font-face style:name="Nimbus Sans L" svg:font-family="'Nimbus Sans L', Arial" style:font-family-generic="swiss" style:font-pitch="variable"/>
    <style:font-face style:name="Tahoma" svg:font-family="Tahoma" style:font-family-generic="swiss" style:font-pitch="variable"/>
    <style:font-face style:name="Verdana" svg:font-family="Verdana" style:font-family-generic="swiss" style:font-pitch="variable"/>
    <style:font-face style:name="DejaVu Sans" svg:font-family="'DejaVu Sans'" style:font-family-generic="system" style:font-pitch="variable"/>
  </office:font-face-decls>
  <office:styles>
    <style:default-style style:family="graphic">
      <style:graphic-properties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fo:font-size="12pt" fo:language="es" fo:country="ES" style:font-size-asian="10.5pt" style:language-asian="zxx" style:country-asian="none" style:font-size-complex="12pt" style:language-complex="zxx" style:country-complex="none"/>
    </style:default-style>
    <style:default-style style:family="paragraph">
      <style:paragraph-properties fo:hyphenation-ladder-count="no-limit" style:text-autospace="ideograph-alpha" style:punctuation-wrap="hanging" style:line-break="strict" style:tab-stop-distance="0.4925in" style:writing-mode="lr-tb"/>
      <style:text-properties style:use-window-font-color="true" style:font-name="Nimbus Roman No9 L" fo:font-size="12pt" fo:language="es" fo:country="ES" style:font-name-asian="DejaVu Sans" style:font-size-asian="10.5pt" style:language-asian="zxx" style:country-asian="none" style:font-name-complex="DejaVu Sans" style:font-size-complex="12pt" style:language-complex="zxx" style:country-complex="none"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paragraph-properties fo:margin-top="0.1in" fo:margin-bottom="0in" fo:text-align="justify" style:justify-single-word="false" fo:orphans="0" fo:widows="0" fo:hyphenation-ladder-count="no-limit" style:writing-mode="lr-tb"/>
      <style:text-properties style:use-window-font-color="true" style:font-name="Liberation Sans" fo:font-size="14pt" fo:language="es" fo:country="MX" fo:font-weight="bold" style:letter-kerning="true" style:font-name-asian="DejaVu Sans1" style:font-size-asian="14pt" style:language-asian="zxx" style:country-asian="none" style:font-weight-asian="bold" style:font-name-complex="Times New Roman" style:font-size-complex="14pt" style:language-complex="ar" style:country-complex="SA" style:font-weight-complex="bold" fo:hyphenate="false" fo:hyphenation-remain-char-count="2" fo:hyphenation-push-char-count="2"/>
    </style:style>
    <style:style style:name="Heading"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Text_20_body" style:display-name="Text body" style:family="paragraph" style:parent-style-name="Standard" style:class="text">
      <style:paragraph-properties fo:margin-top="0in" fo:margin-bottom="0.0835in"/>
    </style:style>
    <style:style style:name="List" style:family="paragraph" style:parent-style-name="Text_20_body" style:class="list"/>
    <style:style style:name="Caption" style:family="paragraph" style:parent-style-name="Standard" style:class="extra">
      <style:paragraph-properties fo:margin-top="0.0835in" fo:margin-bottom="0.0835in" text:number-lines="false" text:line-number="0"/>
      <style:text-properties fo:font-size="12pt" fo:font-style="italic" style:font-size-asian="12pt" style:font-style-asian="italic" style:font-size-complex="12pt" style:font-style-complex="italic"/>
    </style:style>
    <style:style style:name="Index" style:family="paragraph" style:parent-style-name="Standard" style:class="index">
      <style:paragraph-properties text:number-lines="false" text:line-number="0"/>
    </style:style>
    <style:style style:name="Heading_20_1" style:display-name="Heading 1" style:family="paragraph" style:parent-style-name="Standard" style:next-style-name="Standard" style:default-outline-level="1"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letter-kerning="true" style:font-size-asian="12pt" style:font-style-asian="normal" style:font-weight-asian="bold" style:font-name-complex="Arial" style:font-size-complex="16pt" style:font-weight-complex="bold"/>
    </style:style>
    <style:style style:name="Heading_20_2" style:display-name="Heading 2" style:family="paragraph" style:parent-style-name="Standard" style:next-style-name="Standard" style:default-outline-level="2" style:class="text">
      <style:paragraph-properties fo:margin="100%" fo:margin-left="0in" fo:margin-right="0in" fo:margin-top="0.1665in" fo:margin-bottom="0.0417in" fo:text-indent="0in" style:auto-text-indent="false" fo:keep-with-next="always"/>
      <style:text-properties fo:color="#000000" style:font-name="Arial" fo:font-size="12pt" fo:font-style="normal" fo:font-weight="bold" style:font-size-asian="12pt" style:font-style-asian="normal" style:font-weight-asian="bold" style:font-name-complex="Arial" style:font-size-complex="14pt" style:font-style-complex="italic" style:font-weight-complex="bold"/>
    </style:style>
    <style:style style:name="Encabezado1" style:family="paragraph" style:parent-style-name="Standard" style:next-style-name="Text_20_body" style:class="text">
      <style:paragraph-properties fo:margin-top="0.1665in" fo:margin-bottom="0.0835in" fo:keep-with-next="always"/>
      <style:text-properties style:font-name="Nimbus Sans L" fo:font-size="14pt" style:font-name-asian="DejaVu Sans1" style:font-size-asian="14pt" style:font-name-complex="DejaVu Sans1" style:font-size-complex="14pt"/>
    </style:style>
    <style:style style:name="Head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Footer" style:family="paragraph" style:parent-style-name="Standard" style:class="extra">
      <style:paragraph-properties text:number-lines="false" text:line-number="0">
        <style:tab-stops>
          <style:tab-stop style:position="3.4626in" style:type="center"/>
          <style:tab-stop style:position="6.9252in" style:type="right"/>
        </style:tab-stops>
      </style:paragraph-properties>
    </style:style>
    <style:style style:name="Table_20_Contents" style:display-name="Table Contents" style:family="paragraph" style:parent-style-name="Standard" style:class="extra">
      <style:paragraph-properties text:number-lines="false" text:line-number="0"/>
    </style:style>
    <style:style style:name="Table_20_Heading" style:display-name="Table Heading" style:family="paragraph" style:parent-style-name="Table_20_Contents" style:class="extra">
      <style:paragraph-properties fo:text-align="center" style:justify-single-word="false" text:number-lines="false" text:line-number="0"/>
      <style:text-properties fo:font-weight="bold" style:font-weight-asian="bold" style:font-weight-complex="bold"/>
    </style:style>
    <style:style style:name="Contents_20_Heading" style:display-name="Contents Heading" style:family="paragraph" style:parent-style-name="Encabezado1" style:class="index">
      <style:paragraph-properties fo:margin="100%" fo:margin-left="0in" fo:margin-right="0in" fo:margin-top="0in" fo:margin-bottom="0in" fo:text-indent="0in" style:auto-text-indent="false" text:number-lines="false" text:line-number="0"/>
      <style:text-properties style:font-name="Arial" fo:font-size="12pt" fo:font-weight="bold" style:font-size-asian="12pt" style:font-weight-asian="bold" style:font-size-complex="16pt" style:font-weight-complex="bold"/>
    </style:style>
    <style:style style:name="Contents_20_1" style:display-name="Contents 1" style:family="paragraph" style:parent-style-name="Index" style:class="index">
      <style:paragraph-properties fo:margin="100%" fo:margin-left="0in" fo:margin-right="0in" fo:margin-top="0in" fo:margin-bottom="0in" fo:text-indent="0in" style:auto-text-indent="false">
        <style:tab-stops>
          <style:tab-stop style:position="6.9252in" style:type="right" style:leader-style="dotted" style:leader-text="."/>
        </style:tab-stops>
      </style:paragraph-properties>
    </style:style>
    <style:style style:name="Contents_20_2" style:display-name="Contents 2" style:family="paragraph" style:parent-style-name="Index" style:class="index">
      <style:paragraph-properties fo:margin="100%" fo:margin-left="0.1965in" fo:margin-right="0in" fo:margin-top="0in" fo:margin-bottom="0in" fo:text-indent="0in" style:auto-text-indent="false">
        <style:tab-stops>
          <style:tab-stop style:position="7.1217in" style:type="right" style:leader-style="dotted" style:leader-text="."/>
        </style:tab-stops>
      </style:paragraph-properties>
    </style:style>
    <style:style style:name="Titulo_20_Portada" style:display-name="Titulo Portada" style:family="paragraph" style:parent-style-name="Standard">
      <style:text-properties fo:text-transform="uppercase" fo:color="#000080" fo:font-size="18pt" fo:font-weight="bold" style:font-size-asian="18pt" style:font-weight-asian="bold" style:font-size-complex="18pt"/>
    </style:style>
    <style:style style:name="IP" style:family="paragraph" style:parent-style-name="Standard">
      <style:paragraph-properties>
        <style:tab-stops>
          <style:tab-stop style:position="3in" style:type="center"/>
          <style:tab-stop style:position="6in" style:type="right"/>
        </style:tab-stops>
      </style:paragraph-properties>
      <style:text-properties fo:color="#000080" fo:font-weight="bold" style:font-weight-asian="bold"/>
    </style:style>
    <style:style style:name="Contents_20_3" style:display-name="Contents 3" style:family="paragraph" style:parent-style-name="Index" style:class="index">
      <style:paragraph-properties fo:margin="100%" fo:margin-left="0.3929in" fo:margin-right="0in" fo:margin-top="0in" fo:margin-bottom="0in" fo:text-indent="0in" style:auto-text-indent="false">
        <style:tab-stops>
          <style:tab-stop style:position="6.6925in" style:type="right" style:leader-style="dotted" style:leader-text="."/>
        </style:tab-stops>
      </style:paragraph-properties>
    </style:style>
    <style:style style:name="Contents_20_4" style:display-name="Contents 4" style:family="paragraph" style:parent-style-name="Index" style:class="index">
      <style:paragraph-properties fo:margin="100%" fo:margin-left="0.5898in" fo:margin-right="0in" fo:margin-top="0in" fo:margin-bottom="0in" fo:text-indent="0in" style:auto-text-indent="false">
        <style:tab-stops>
          <style:tab-stop style:position="6.6925in" style:type="right" style:leader-style="dotted" style:leader-text="."/>
        </style:tab-stops>
      </style:paragraph-properties>
    </style:style>
    <style:style style:name="Contents_20_5" style:display-name="Contents 5" style:family="paragraph" style:parent-style-name="Index" style:class="index">
      <style:paragraph-properties fo:margin="100%" fo:margin-left="0.7862in" fo:margin-right="0in" fo:margin-top="0in" fo:margin-bottom="0in" fo:text-indent="0in" style:auto-text-indent="false">
        <style:tab-stops>
          <style:tab-stop style:position="6.6925in" style:type="right" style:leader-style="dotted" style:leader-text="."/>
        </style:tab-stops>
      </style:paragraph-properties>
    </style:style>
    <style:style style:name="Contents_20_6" style:display-name="Contents 6" style:family="paragraph" style:parent-style-name="Index" style:class="index">
      <style:paragraph-properties fo:margin="100%" fo:margin-left="0.9827in" fo:margin-right="0in" fo:margin-top="0in" fo:margin-bottom="0in" fo:text-indent="0in" style:auto-text-indent="false">
        <style:tab-stops>
          <style:tab-stop style:position="6.6925in" style:type="right" style:leader-style="dotted" style:leader-text="."/>
        </style:tab-stops>
      </style:paragraph-properties>
    </style:style>
    <style:style style:name="Contents_20_7" style:display-name="Contents 7" style:family="paragraph" style:parent-style-name="Index" style:class="index">
      <style:paragraph-properties fo:margin="100%" fo:margin-left="1.1791in" fo:margin-right="0in" fo:margin-top="0in" fo:margin-bottom="0in" fo:text-indent="0in" style:auto-text-indent="false">
        <style:tab-stops>
          <style:tab-stop style:position="6.6925in" style:type="right" style:leader-style="dotted" style:leader-text="."/>
        </style:tab-stops>
      </style:paragraph-properties>
    </style:style>
    <style:style style:name="Contents_20_8" style:display-name="Contents 8" style:family="paragraph" style:parent-style-name="Index" style:class="index">
      <style:paragraph-properties fo:margin="100%" fo:margin-left="1.3756in" fo:margin-right="0in" fo:margin-top="0in" fo:margin-bottom="0in" fo:text-indent="0in" style:auto-text-indent="false">
        <style:tab-stops>
          <style:tab-stop style:position="6.6925in" style:type="right" style:leader-style="dotted" style:leader-text="."/>
        </style:tab-stops>
      </style:paragraph-properties>
    </style:style>
    <style:style style:name="Contents_20_9" style:display-name="Contents 9" style:family="paragraph" style:parent-style-name="Index" style:class="index">
      <style:paragraph-properties fo:margin="100%" fo:margin-left="1.572in" fo:margin-right="0in" fo:margin-top="0in" fo:margin-bottom="0in" fo:text-indent="0in" style:auto-text-indent="false">
        <style:tab-stops>
          <style:tab-stop style:position="6.6925in" style:type="right" style:leader-style="dotted" style:leader-text="."/>
        </style:tab-stops>
      </style:paragraph-properties>
    </style:style>
    <style:style style:name="Contents_20_10" style:display-name="Contents 10" style:family="paragraph" style:parent-style-name="Index" style:class="index">
      <style:paragraph-properties fo:margin="100%" fo:margin-left="1.7689in" fo:margin-right="0in" fo:margin-top="0in" fo:margin-bottom="0in" fo:text-indent="0in" style:auto-text-indent="false">
        <style:tab-stops>
          <style:tab-stop style:position="6.6925in" style:type="right" style:leader-style="dotted" style:leader-text="."/>
        </style:tab-stops>
      </style:paragraph-properties>
    </style:style>
    <style:style style:name="Encabezado_20_I" style:display-name="Encabezado I" style:family="paragraph" style:parent-style-name="Standard" style:class="text"/>
    <style:style style:name="Objeto_20_con_20_punta_20_de_20_flecha" style:display-name="Objeto con punta de flecha" style:family="paragraph" style:parent-style-name="Standard"/>
    <style:style style:name="Objeto_20_con_20_sombra" style:display-name="Objeto con sombra" style:family="paragraph" style:parent-style-name="Standard"/>
    <style:style style:name="Objeto_20_sin_20_relleno" style:display-name="Objeto sin relleno" style:family="paragraph" style:parent-style-name="Standard"/>
    <style:style style:name="Text" style:family="paragraph" style:parent-style-name="Caption" style:class="extra"/>
    <style:style style:name="Cuerpo_20_de_20_texto_20_justificado" style:display-name="Cuerpo de texto justificado" style:family="paragraph" style:parent-style-name="Standard">
      <style:paragraph-properties fo:text-align="start" style:justify-single-word="false"/>
    </style:style>
    <style:style style:name="Sangría_20_de_20_la_20_primera_20_línea" style:display-name="Sangría de la primera línea" style:family="paragraph" style:parent-style-name="Standard">
      <style:paragraph-properties fo:margin="100%" fo:margin-left="0in" fo:margin-right="0in" fo:text-indent="0.2362in" style:auto-text-indent="false"/>
    </style:style>
    <style:style style:name="Title" style:family="paragraph" style:parent-style-name="Heading" style:next-style-name="Subtitle" style:class="chapter">
      <style:paragraph-properties fo:text-align="center" style:justify-single-word="false"/>
      <style:text-properties fo:font-size="18pt" fo:font-weight="bold" style:font-size-asian="18pt" style:font-weight-asian="bold" style:font-size-complex="18pt" style:font-weight-complex="bold"/>
    </style:style>
    <style:style style:name="Subtitle" style:family="paragraph" style:parent-style-name="Heading" style:next-style-name="Text_20_body" style:class="chapter">
      <style:paragraph-properties fo:text-align="center" style:justify-single-word="false"/>
      <style:text-properties fo:font-size="14pt" fo:font-style="italic" style:font-size-asian="14pt" style:font-style-asian="italic" style:font-size-complex="14pt" style:font-style-complex="italic"/>
    </style:style>
    <style:style style:name="Título1" style:family="paragraph" style:parent-style-name="Standard"/>
    <style:style style:name="Título2" style:family="paragraph" style:parent-style-name="Standard">
      <style:paragraph-properties fo:margin="100%" fo:margin-left="0in" fo:margin-right="0.0783in" fo:margin-top="0.0398in" fo:margin-bottom="0.0398in" fo:text-indent="0in" style:auto-text-indent="false"/>
    </style:style>
    <style:style style:name="Encabezado2" style:family="paragraph" style:parent-style-name="Standard">
      <style:paragraph-properties fo:margin-top="0.1654in" fo:margin-bottom="0.0827in"/>
    </style:style>
    <style:style style:name="Línea_20_de_20_dimensiones" style:display-name="Línea de dimensiones" style:family="paragraph" style:parent-style-name="Standard"/>
    <style:style style:name="Predeterminado_7e_LT_7e_Gliederung_20_1" style:display-name="Predeterminado~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Gliederung_20_2" style:display-name="Predeterminado~LT~Gliederung 2" style:family="paragraph" style:parent-style-name="Predeterminado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Predeterminado_7e_LT_7e_Gliederung_20_3" style:display-name="Predeterminado~LT~Gliederung 3" style:family="paragraph" style:parent-style-name="Predeterminado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Predeterminado_7e_LT_7e_Gliederung_20_4" style:display-name="Predeterminado~LT~Gliederung 4" style:family="paragraph" style:parent-style-name="Predeterminado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Predeterminado_7e_LT_7e_Gliederung_20_5" style:display-name="Predeterminado~LT~Gliederung 5" style:family="paragraph" style:parent-style-name="Predeterminado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Predeterminado_7e_LT_7e_Gliederung_20_6" style:display-name="Predeterminado~LT~Gliederung 6" style:family="paragraph" style:parent-style-name="Predeterminado_7e_LT_7e_Gliederung_20_5"/>
    <style:style style:name="Predeterminado_7e_LT_7e_Gliederung_20_7" style:display-name="Predeterminado~LT~Gliederung 7" style:family="paragraph" style:parent-style-name="Predeterminado_7e_LT_7e_Gliederung_20_6"/>
    <style:style style:name="Predeterminado_7e_LT_7e_Gliederung_20_8" style:display-name="Predeterminado~LT~Gliederung 8" style:family="paragraph" style:parent-style-name="Predeterminado_7e_LT_7e_Gliederung_20_7"/>
    <style:style style:name="Predeterminado_7e_LT_7e_Gliederung_20_9" style:display-name="Predeterminado~LT~Gliederung 9" style:family="paragraph" style:parent-style-name="Predeterminado_7e_LT_7e_Gliederung_20_8"/>
    <style:style style:name="Predeterminado_7e_LT_7e_Titel" style:display-name="Predeterminado~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Predeterminado_7e_LT_7e_Untertitel" style:display-name="Predeterminado~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Predeterminado_7e_LT_7e_Notizen" style:display-name="Predeterminado~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Predeterminado_7e_LT_7e_Hintergrundobjekte" style:display-name="Predeterminado~LT~Hintergrundobjekte"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line-through-style="none" style:font-name="Times New Roman" fo:font-size="20pt" fo:font-style="normal" fo:text-shadow="none" style:text-underline-style="none" fo:font-weight="bold" style:font-name-asian="Times New Roman" style:font-size-asian="20pt" style:font-style-asian="normal" style:font-weight-asian="bold" style:font-name-complex="Times New Roman" style:font-size-complex="20pt" style:font-style-complex="normal" style:font-weight-complex="bold"/>
    </style:style>
    <style:style style:name="Predeterminado_7e_LT_7e_Hintergrund" style:display-name="Predeterminado~LT~Hintergrund" style:family="paragraph">
      <style:paragraph-properties fo:text-align="center" style:justify-single-word="false" style:text-autospace="none"/>
    </style:style>
    <style:style style:name="default" style:family="paragraph">
      <style:paragraph-properties fo:margin="100%" fo:margin-left="0in" fo:margin-right="0in" fo:margin-top="0in" fo:margin-bottom="0in" style:line-height-at-least="0.139in" fo:text-indent="0in" style:auto-text-indent="false" style:text-autospace="none"/>
      <style:text-properties style:use-window-font-color="true" style:font-name="FreeSans" fo:font-size="18pt" style:font-name-asian="FreeSans" style:font-size-asian="18pt" style:font-name-complex="FreeSans" style:font-size-complex="18pt"/>
    </style:style>
    <style:style style:name="gray1" style:family="paragraph" style:parent-style-name="default"/>
    <style:style style:name="gray2" style:family="paragraph" style:parent-style-name="default"/>
    <style:style style:name="gray3" style:family="paragraph" style:parent-style-name="default"/>
    <style:style style:name="bw1" style:family="paragraph" style:parent-style-name="default"/>
    <style:style style:name="bw2" style:family="paragraph" style:parent-style-name="default"/>
    <style:style style:name="bw3" style:family="paragraph" style:parent-style-name="default"/>
    <style:style style:name="orange1" style:family="paragraph" style:parent-style-name="default"/>
    <style:style style:name="orange2" style:family="paragraph" style:parent-style-name="default"/>
    <style:style style:name="orange3" style:family="paragraph" style:parent-style-name="default"/>
    <style:style style:name="turquise1" style:family="paragraph" style:parent-style-name="default"/>
    <style:style style:name="turquise2" style:family="paragraph" style:parent-style-name="default"/>
    <style:style style:name="turquise3" style:family="paragraph" style:parent-style-name="default"/>
    <style:style style:name="blue1" style:family="paragraph" style:parent-style-name="default"/>
    <style:style style:name="blue2" style:family="paragraph" style:parent-style-name="default"/>
    <style:style style:name="blue3" style:family="paragraph" style:parent-style-name="default"/>
    <style:style style:name="sun1" style:family="paragraph" style:parent-style-name="default"/>
    <style:style style:name="sun2" style:family="paragraph" style:parent-style-name="default"/>
    <style:style style:name="sun3" style:family="paragraph" style:parent-style-name="default"/>
    <style:style style:name="earth1" style:family="paragraph" style:parent-style-name="default"/>
    <style:style style:name="earth2" style:family="paragraph" style:parent-style-name="default"/>
    <style:style style:name="earth3" style:family="paragraph" style:parent-style-name="default"/>
    <style:style style:name="green1" style:family="paragraph" style:parent-style-name="default"/>
    <style:style style:name="green2" style:family="paragraph" style:parent-style-name="default"/>
    <style:style style:name="green3" style:family="paragraph" style:parent-style-name="default"/>
    <style:style style:name="seetang1" style:family="paragraph" style:parent-style-name="default"/>
    <style:style style:name="seetang2" style:family="paragraph" style:parent-style-name="default"/>
    <style:style style:name="seetang3" style:family="paragraph" style:parent-style-name="default"/>
    <style:style style:name="lightblue1" style:family="paragraph" style:parent-style-name="default"/>
    <style:style style:name="lightblue2" style:family="paragraph" style:parent-style-name="default"/>
    <style:style style:name="lightblue3" style:family="paragraph" style:parent-style-name="default"/>
    <style:style style:name="yellow1" style:family="paragraph" style:parent-style-name="default"/>
    <style:style style:name="yellow2" style:family="paragraph" style:parent-style-name="default"/>
    <style:style style:name="yellow3" style:family="paragraph" style:parent-style-name="default"/>
    <style:style style:name="WW-Título"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Objetos_20_de_20_fondo" style:display-name="Objetos de fondo" style:family="paragraph">
      <style:paragraph-properties style:text-autospace="none"/>
      <style:text-properties style:letter-kerning="true"/>
    </style:style>
    <style:style style:name="Fondo" style:family="paragraph">
      <style:paragraph-properties fo:text-align="center" style:justify-single-word="false" style:text-autospace="none"/>
    </style:style>
    <style:style style:name="Notas"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Esquema_20_1" style:display-name="Esquema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Esquema_20_2" style:display-name="Esquema 2" style:family="paragraph" style:parent-style-name="Esquema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Esquema_20_3" style:display-name="Esquema 3" style:family="paragraph" style:parent-style-name="Esquema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Esquema_20_4" style:display-name="Esquema 4" style:family="paragraph" style:parent-style-name="Esquema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Esquema_20_5" style:display-name="Esquema 5" style:family="paragraph" style:parent-style-name="Esquema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Esquema_20_6" style:display-name="Esquema 6" style:family="paragraph" style:parent-style-name="Esquema_20_5"/>
    <style:style style:name="Esquema_20_7" style:display-name="Esquema 7" style:family="paragraph" style:parent-style-name="Esquema_20_6"/>
    <style:style style:name="Esquema_20_8" style:display-name="Esquema 8" style:family="paragraph" style:parent-style-name="Esquema_20_7"/>
    <style:style style:name="Esquema_20_9" style:display-name="Esquema 9" style:family="paragraph" style:parent-style-name="Esquema_20_8"/>
    <style:style style:name="Título1_7e_LT_7e_Gliederung_20_1" style:display-name="Título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Gliederung_20_2" style:display-name="Título1~LT~Gliederung 2" style:family="paragraph" style:parent-style-name="Título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_7e_LT_7e_Gliederung_20_3" style:display-name="Título1~LT~Gliederung 3" style:family="paragraph" style:parent-style-name="Título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_7e_LT_7e_Gliederung_20_4" style:display-name="Título1~LT~Gliederung 4" style:family="paragraph" style:parent-style-name="Título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_7e_LT_7e_Gliederung_20_5" style:display-name="Título1~LT~Gliederung 5" style:family="paragraph" style:parent-style-name="Título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_7e_LT_7e_Gliederung_20_6" style:display-name="Título1~LT~Gliederung 6" style:family="paragraph" style:parent-style-name="Título1_7e_LT_7e_Gliederung_20_5"/>
    <style:style style:name="Título1_7e_LT_7e_Gliederung_20_7" style:display-name="Título1~LT~Gliederung 7" style:family="paragraph" style:parent-style-name="Título1_7e_LT_7e_Gliederung_20_6"/>
    <style:style style:name="Título1_7e_LT_7e_Gliederung_20_8" style:display-name="Título1~LT~Gliederung 8" style:family="paragraph" style:parent-style-name="Título1_7e_LT_7e_Gliederung_20_7"/>
    <style:style style:name="Título1_7e_LT_7e_Gliederung_20_9" style:display-name="Título1~LT~Gliederung 9" style:family="paragraph" style:parent-style-name="Título1_7e_LT_7e_Gliederung_20_8"/>
    <style:style style:name="Título1_7e_LT_7e_Titel" style:display-name="Título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_7e_LT_7e_Untertitel" style:display-name="Título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_7e_LT_7e_Notizen" style:display-name="Título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_7e_LT_7e_Hintergrundobjekte" style:display-name="Título1~LT~Hintergrundobjekte" style:family="paragraph">
      <style:paragraph-properties style:text-autospace="none"/>
      <style:text-properties style:letter-kerning="true"/>
    </style:style>
    <style:style style:name="Título1_7e_LT_7e_Hintergrund" style:display-name="Título1~LT~Hintergrund" style:family="paragraph">
      <style:paragraph-properties fo:text-align="center" style:justify-single-word="false" style:text-autospace="none"/>
    </style:style>
    <style:style style:name="Título2_7e_LT_7e_Gliederung_20_1" style:display-name="Título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Gliederung_20_2" style:display-name="Título2~LT~Gliederung 2" style:family="paragraph" style:parent-style-name="Título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2_7e_LT_7e_Gliederung_20_3" style:display-name="Título2~LT~Gliederung 3" style:family="paragraph" style:parent-style-name="Título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2_7e_LT_7e_Gliederung_20_4" style:display-name="Título2~LT~Gliederung 4" style:family="paragraph" style:parent-style-name="Título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2_7e_LT_7e_Gliederung_20_5" style:display-name="Título2~LT~Gliederung 5" style:family="paragraph" style:parent-style-name="Título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2_7e_LT_7e_Gliederung_20_6" style:display-name="Título2~LT~Gliederung 6" style:family="paragraph" style:parent-style-name="Título2_7e_LT_7e_Gliederung_20_5"/>
    <style:style style:name="Título2_7e_LT_7e_Gliederung_20_7" style:display-name="Título2~LT~Gliederung 7" style:family="paragraph" style:parent-style-name="Título2_7e_LT_7e_Gliederung_20_6"/>
    <style:style style:name="Título2_7e_LT_7e_Gliederung_20_8" style:display-name="Título2~LT~Gliederung 8" style:family="paragraph" style:parent-style-name="Título2_7e_LT_7e_Gliederung_20_7"/>
    <style:style style:name="Título2_7e_LT_7e_Gliederung_20_9" style:display-name="Título2~LT~Gliederung 9" style:family="paragraph" style:parent-style-name="Título2_7e_LT_7e_Gliederung_20_8"/>
    <style:style style:name="Título2_7e_LT_7e_Titel" style:display-name="Título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2_7e_LT_7e_Untertitel" style:display-name="Título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2_7e_LT_7e_Notizen" style:display-name="Título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2_7e_LT_7e_Hintergrundobjekte" style:display-name="Título2~LT~Hintergrundobjekte" style:family="paragraph">
      <style:paragraph-properties style:text-autospace="none"/>
      <style:text-properties style:letter-kerning="true"/>
    </style:style>
    <style:style style:name="Título2_7e_LT_7e_Hintergrund" style:display-name="Título2~LT~Hintergrund" style:family="paragraph">
      <style:paragraph-properties fo:text-align="center" style:justify-single-word="false" style:text-autospace="none"/>
    </style:style>
    <style:style style:name="Título3_7e_LT_7e_Gliederung_20_1" style:display-name="Título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Gliederung_20_2" style:display-name="Título3~LT~Gliederung 2" style:family="paragraph" style:parent-style-name="Título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3_7e_LT_7e_Gliederung_20_3" style:display-name="Título3~LT~Gliederung 3" style:family="paragraph" style:parent-style-name="Título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3_7e_LT_7e_Gliederung_20_4" style:display-name="Título3~LT~Gliederung 4" style:family="paragraph" style:parent-style-name="Título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3_7e_LT_7e_Gliederung_20_5" style:display-name="Título3~LT~Gliederung 5" style:family="paragraph" style:parent-style-name="Título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3_7e_LT_7e_Gliederung_20_6" style:display-name="Título3~LT~Gliederung 6" style:family="paragraph" style:parent-style-name="Título3_7e_LT_7e_Gliederung_20_5"/>
    <style:style style:name="Título3_7e_LT_7e_Gliederung_20_7" style:display-name="Título3~LT~Gliederung 7" style:family="paragraph" style:parent-style-name="Título3_7e_LT_7e_Gliederung_20_6"/>
    <style:style style:name="Título3_7e_LT_7e_Gliederung_20_8" style:display-name="Título3~LT~Gliederung 8" style:family="paragraph" style:parent-style-name="Título3_7e_LT_7e_Gliederung_20_7"/>
    <style:style style:name="Título3_7e_LT_7e_Gliederung_20_9" style:display-name="Título3~LT~Gliederung 9" style:family="paragraph" style:parent-style-name="Título3_7e_LT_7e_Gliederung_20_8"/>
    <style:style style:name="Título3_7e_LT_7e_Titel" style:display-name="Título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3_7e_LT_7e_Untertitel" style:display-name="Título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3_7e_LT_7e_Notizen" style:display-name="Título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3_7e_LT_7e_Hintergrundobjekte" style:display-name="Título3~LT~Hintergrundobjekte" style:family="paragraph">
      <style:paragraph-properties style:text-autospace="none"/>
      <style:text-properties style:letter-kerning="true"/>
    </style:style>
    <style:style style:name="Título3_7e_LT_7e_Hintergrund" style:display-name="Título3~LT~Hintergrund" style:family="paragraph">
      <style:paragraph-properties fo:text-align="center" style:justify-single-word="false" style:text-autospace="none"/>
    </style:style>
    <style:style style:name="Título4_7e_LT_7e_Gliederung_20_1" style:display-name="Título4~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Gliederung_20_2" style:display-name="Título4~LT~Gliederung 2" style:family="paragraph" style:parent-style-name="Título4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4_7e_LT_7e_Gliederung_20_3" style:display-name="Título4~LT~Gliederung 3" style:family="paragraph" style:parent-style-name="Título4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4_7e_LT_7e_Gliederung_20_4" style:display-name="Título4~LT~Gliederung 4" style:family="paragraph" style:parent-style-name="Título4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4_7e_LT_7e_Gliederung_20_5" style:display-name="Título4~LT~Gliederung 5" style:family="paragraph" style:parent-style-name="Título4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4_7e_LT_7e_Gliederung_20_6" style:display-name="Título4~LT~Gliederung 6" style:family="paragraph" style:parent-style-name="Título4_7e_LT_7e_Gliederung_20_5"/>
    <style:style style:name="Título4_7e_LT_7e_Gliederung_20_7" style:display-name="Título4~LT~Gliederung 7" style:family="paragraph" style:parent-style-name="Título4_7e_LT_7e_Gliederung_20_6"/>
    <style:style style:name="Título4_7e_LT_7e_Gliederung_20_8" style:display-name="Título4~LT~Gliederung 8" style:family="paragraph" style:parent-style-name="Título4_7e_LT_7e_Gliederung_20_7"/>
    <style:style style:name="Título4_7e_LT_7e_Gliederung_20_9" style:display-name="Título4~LT~Gliederung 9" style:family="paragraph" style:parent-style-name="Título4_7e_LT_7e_Gliederung_20_8"/>
    <style:style style:name="Título4_7e_LT_7e_Titel" style:display-name="Título4~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4_7e_LT_7e_Untertitel" style:display-name="Título4~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4_7e_LT_7e_Notizen" style:display-name="Título4~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4_7e_LT_7e_Hintergrundobjekte" style:display-name="Título4~LT~Hintergrundobjekte" style:family="paragraph">
      <style:paragraph-properties style:text-autospace="none"/>
      <style:text-properties style:letter-kerning="true"/>
    </style:style>
    <style:style style:name="Título4_7e_LT_7e_Hintergrund" style:display-name="Título4~LT~Hintergrund" style:family="paragraph">
      <style:paragraph-properties fo:text-align="center" style:justify-single-word="false" style:text-autospace="none"/>
    </style:style>
    <style:style style:name="Título5_7e_LT_7e_Gliederung_20_1" style:display-name="Título5~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Gliederung_20_2" style:display-name="Título5~LT~Gliederung 2" style:family="paragraph" style:parent-style-name="Título5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5_7e_LT_7e_Gliederung_20_3" style:display-name="Título5~LT~Gliederung 3" style:family="paragraph" style:parent-style-name="Título5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5_7e_LT_7e_Gliederung_20_4" style:display-name="Título5~LT~Gliederung 4" style:family="paragraph" style:parent-style-name="Título5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5_7e_LT_7e_Gliederung_20_5" style:display-name="Título5~LT~Gliederung 5" style:family="paragraph" style:parent-style-name="Título5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5_7e_LT_7e_Gliederung_20_6" style:display-name="Título5~LT~Gliederung 6" style:family="paragraph" style:parent-style-name="Título5_7e_LT_7e_Gliederung_20_5"/>
    <style:style style:name="Título5_7e_LT_7e_Gliederung_20_7" style:display-name="Título5~LT~Gliederung 7" style:family="paragraph" style:parent-style-name="Título5_7e_LT_7e_Gliederung_20_6"/>
    <style:style style:name="Título5_7e_LT_7e_Gliederung_20_8" style:display-name="Título5~LT~Gliederung 8" style:family="paragraph" style:parent-style-name="Título5_7e_LT_7e_Gliederung_20_7"/>
    <style:style style:name="Título5_7e_LT_7e_Gliederung_20_9" style:display-name="Título5~LT~Gliederung 9" style:family="paragraph" style:parent-style-name="Título5_7e_LT_7e_Gliederung_20_8"/>
    <style:style style:name="Título5_7e_LT_7e_Titel" style:display-name="Título5~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5_7e_LT_7e_Untertitel" style:display-name="Título5~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5_7e_LT_7e_Notizen" style:display-name="Título5~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5_7e_LT_7e_Hintergrundobjekte" style:display-name="Título5~LT~Hintergrundobjekte" style:family="paragraph">
      <style:paragraph-properties style:text-autospace="none"/>
      <style:text-properties style:letter-kerning="true"/>
    </style:style>
    <style:style style:name="Título5_7e_LT_7e_Hintergrund" style:display-name="Título5~LT~Hintergrund" style:family="paragraph">
      <style:paragraph-properties fo:text-align="center" style:justify-single-word="false" style:text-autospace="none"/>
    </style:style>
    <style:style style:name="Título6_7e_LT_7e_Gliederung_20_1" style:display-name="Título6~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Gliederung_20_2" style:display-name="Título6~LT~Gliederung 2" style:family="paragraph" style:parent-style-name="Título6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6_7e_LT_7e_Gliederung_20_3" style:display-name="Título6~LT~Gliederung 3" style:family="paragraph" style:parent-style-name="Título6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6_7e_LT_7e_Gliederung_20_4" style:display-name="Título6~LT~Gliederung 4" style:family="paragraph" style:parent-style-name="Título6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6_7e_LT_7e_Gliederung_20_5" style:display-name="Título6~LT~Gliederung 5" style:family="paragraph" style:parent-style-name="Título6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6_7e_LT_7e_Gliederung_20_6" style:display-name="Título6~LT~Gliederung 6" style:family="paragraph" style:parent-style-name="Título6_7e_LT_7e_Gliederung_20_5"/>
    <style:style style:name="Título6_7e_LT_7e_Gliederung_20_7" style:display-name="Título6~LT~Gliederung 7" style:family="paragraph" style:parent-style-name="Título6_7e_LT_7e_Gliederung_20_6"/>
    <style:style style:name="Título6_7e_LT_7e_Gliederung_20_8" style:display-name="Título6~LT~Gliederung 8" style:family="paragraph" style:parent-style-name="Título6_7e_LT_7e_Gliederung_20_7"/>
    <style:style style:name="Título6_7e_LT_7e_Gliederung_20_9" style:display-name="Título6~LT~Gliederung 9" style:family="paragraph" style:parent-style-name="Título6_7e_LT_7e_Gliederung_20_8"/>
    <style:style style:name="Título6_7e_LT_7e_Titel" style:display-name="Título6~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6_7e_LT_7e_Untertitel" style:display-name="Título6~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6_7e_LT_7e_Notizen" style:display-name="Título6~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6_7e_LT_7e_Hintergrundobjekte" style:display-name="Título6~LT~Hintergrundobjekte" style:family="paragraph">
      <style:paragraph-properties style:text-autospace="none"/>
      <style:text-properties style:letter-kerning="true"/>
    </style:style>
    <style:style style:name="Título6_7e_LT_7e_Hintergrund" style:display-name="Título6~LT~Hintergrund" style:family="paragraph">
      <style:paragraph-properties fo:text-align="center" style:justify-single-word="false" style:text-autospace="none"/>
    </style:style>
    <style:style style:name="Título7_7e_LT_7e_Gliederung_20_1" style:display-name="Título7~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Gliederung_20_2" style:display-name="Título7~LT~Gliederung 2" style:family="paragraph" style:parent-style-name="Título7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7_7e_LT_7e_Gliederung_20_3" style:display-name="Título7~LT~Gliederung 3" style:family="paragraph" style:parent-style-name="Título7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7_7e_LT_7e_Gliederung_20_4" style:display-name="Título7~LT~Gliederung 4" style:family="paragraph" style:parent-style-name="Título7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7_7e_LT_7e_Gliederung_20_5" style:display-name="Título7~LT~Gliederung 5" style:family="paragraph" style:parent-style-name="Título7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7_7e_LT_7e_Gliederung_20_6" style:display-name="Título7~LT~Gliederung 6" style:family="paragraph" style:parent-style-name="Título7_7e_LT_7e_Gliederung_20_5"/>
    <style:style style:name="Título7_7e_LT_7e_Gliederung_20_7" style:display-name="Título7~LT~Gliederung 7" style:family="paragraph" style:parent-style-name="Título7_7e_LT_7e_Gliederung_20_6"/>
    <style:style style:name="Título7_7e_LT_7e_Gliederung_20_8" style:display-name="Título7~LT~Gliederung 8" style:family="paragraph" style:parent-style-name="Título7_7e_LT_7e_Gliederung_20_7"/>
    <style:style style:name="Título7_7e_LT_7e_Gliederung_20_9" style:display-name="Título7~LT~Gliederung 9" style:family="paragraph" style:parent-style-name="Título7_7e_LT_7e_Gliederung_20_8"/>
    <style:style style:name="Título7_7e_LT_7e_Titel" style:display-name="Título7~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7_7e_LT_7e_Untertitel" style:display-name="Título7~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7_7e_LT_7e_Notizen" style:display-name="Título7~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7_7e_LT_7e_Hintergrundobjekte" style:display-name="Título7~LT~Hintergrundobjekte" style:family="paragraph">
      <style:paragraph-properties style:text-autospace="none"/>
      <style:text-properties style:letter-kerning="true"/>
    </style:style>
    <style:style style:name="Título7_7e_LT_7e_Hintergrund" style:display-name="Título7~LT~Hintergrund" style:family="paragraph">
      <style:paragraph-properties fo:text-align="center" style:justify-single-word="false" style:text-autospace="none"/>
    </style:style>
    <style:style style:name="Título8_7e_LT_7e_Gliederung_20_1" style:display-name="Título8~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Gliederung_20_2" style:display-name="Título8~LT~Gliederung 2" style:family="paragraph" style:parent-style-name="Título8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8_7e_LT_7e_Gliederung_20_3" style:display-name="Título8~LT~Gliederung 3" style:family="paragraph" style:parent-style-name="Título8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8_7e_LT_7e_Gliederung_20_4" style:display-name="Título8~LT~Gliederung 4" style:family="paragraph" style:parent-style-name="Título8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8_7e_LT_7e_Gliederung_20_5" style:display-name="Título8~LT~Gliederung 5" style:family="paragraph" style:parent-style-name="Título8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8_7e_LT_7e_Gliederung_20_6" style:display-name="Título8~LT~Gliederung 6" style:family="paragraph" style:parent-style-name="Título8_7e_LT_7e_Gliederung_20_5"/>
    <style:style style:name="Título8_7e_LT_7e_Gliederung_20_7" style:display-name="Título8~LT~Gliederung 7" style:family="paragraph" style:parent-style-name="Título8_7e_LT_7e_Gliederung_20_6"/>
    <style:style style:name="Título8_7e_LT_7e_Gliederung_20_8" style:display-name="Título8~LT~Gliederung 8" style:family="paragraph" style:parent-style-name="Título8_7e_LT_7e_Gliederung_20_7"/>
    <style:style style:name="Título8_7e_LT_7e_Gliederung_20_9" style:display-name="Título8~LT~Gliederung 9" style:family="paragraph" style:parent-style-name="Título8_7e_LT_7e_Gliederung_20_8"/>
    <style:style style:name="Título8_7e_LT_7e_Titel" style:display-name="Título8~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8_7e_LT_7e_Untertitel" style:display-name="Título8~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8_7e_LT_7e_Notizen" style:display-name="Título8~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8_7e_LT_7e_Hintergrundobjekte" style:display-name="Título8~LT~Hintergrundobjekte" style:family="paragraph">
      <style:paragraph-properties style:text-autospace="none"/>
      <style:text-properties style:letter-kerning="true"/>
    </style:style>
    <style:style style:name="Título8_7e_LT_7e_Hintergrund" style:display-name="Título8~LT~Hintergrund" style:family="paragraph">
      <style:paragraph-properties fo:text-align="center" style:justify-single-word="false" style:text-autospace="none"/>
    </style:style>
    <style:style style:name="Título9_7e_LT_7e_Gliederung_20_1" style:display-name="Título9~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Gliederung_20_2" style:display-name="Título9~LT~Gliederung 2" style:family="paragraph" style:parent-style-name="Título9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9_7e_LT_7e_Gliederung_20_3" style:display-name="Título9~LT~Gliederung 3" style:family="paragraph" style:parent-style-name="Título9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9_7e_LT_7e_Gliederung_20_4" style:display-name="Título9~LT~Gliederung 4" style:family="paragraph" style:parent-style-name="Título9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9_7e_LT_7e_Gliederung_20_5" style:display-name="Título9~LT~Gliederung 5" style:family="paragraph" style:parent-style-name="Título9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9_7e_LT_7e_Gliederung_20_6" style:display-name="Título9~LT~Gliederung 6" style:family="paragraph" style:parent-style-name="Título9_7e_LT_7e_Gliederung_20_5"/>
    <style:style style:name="Título9_7e_LT_7e_Gliederung_20_7" style:display-name="Título9~LT~Gliederung 7" style:family="paragraph" style:parent-style-name="Título9_7e_LT_7e_Gliederung_20_6"/>
    <style:style style:name="Título9_7e_LT_7e_Gliederung_20_8" style:display-name="Título9~LT~Gliederung 8" style:family="paragraph" style:parent-style-name="Título9_7e_LT_7e_Gliederung_20_7"/>
    <style:style style:name="Título9_7e_LT_7e_Gliederung_20_9" style:display-name="Título9~LT~Gliederung 9" style:family="paragraph" style:parent-style-name="Título9_7e_LT_7e_Gliederung_20_8"/>
    <style:style style:name="Título9_7e_LT_7e_Titel" style:display-name="Título9~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9_7e_LT_7e_Untertitel" style:display-name="Título9~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9_7e_LT_7e_Notizen" style:display-name="Título9~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9_7e_LT_7e_Hintergrundobjekte" style:display-name="Título9~LT~Hintergrundobjekte" style:family="paragraph">
      <style:paragraph-properties style:text-autospace="none"/>
      <style:text-properties style:letter-kerning="true"/>
    </style:style>
    <style:style style:name="Título9_7e_LT_7e_Hintergrund" style:display-name="Título9~LT~Hintergrund" style:family="paragraph">
      <style:paragraph-properties fo:text-align="center" style:justify-single-word="false" style:text-autospace="none"/>
    </style:style>
    <style:style style:name="Título10_7e_LT_7e_Gliederung_20_1" style:display-name="Título10~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Gliederung_20_2" style:display-name="Título10~LT~Gliederung 2" style:family="paragraph" style:parent-style-name="Título10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0_7e_LT_7e_Gliederung_20_3" style:display-name="Título10~LT~Gliederung 3" style:family="paragraph" style:parent-style-name="Título10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0_7e_LT_7e_Gliederung_20_4" style:display-name="Título10~LT~Gliederung 4" style:family="paragraph" style:parent-style-name="Título10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0_7e_LT_7e_Gliederung_20_5" style:display-name="Título10~LT~Gliederung 5" style:family="paragraph" style:parent-style-name="Título10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0_7e_LT_7e_Gliederung_20_6" style:display-name="Título10~LT~Gliederung 6" style:family="paragraph" style:parent-style-name="Título10_7e_LT_7e_Gliederung_20_5"/>
    <style:style style:name="Título10_7e_LT_7e_Gliederung_20_7" style:display-name="Título10~LT~Gliederung 7" style:family="paragraph" style:parent-style-name="Título10_7e_LT_7e_Gliederung_20_6"/>
    <style:style style:name="Título10_7e_LT_7e_Gliederung_20_8" style:display-name="Título10~LT~Gliederung 8" style:family="paragraph" style:parent-style-name="Título10_7e_LT_7e_Gliederung_20_7"/>
    <style:style style:name="Título10_7e_LT_7e_Gliederung_20_9" style:display-name="Título10~LT~Gliederung 9" style:family="paragraph" style:parent-style-name="Título10_7e_LT_7e_Gliederung_20_8"/>
    <style:style style:name="Título10_7e_LT_7e_Titel" style:display-name="Título10~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0_7e_LT_7e_Untertitel" style:display-name="Título10~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0_7e_LT_7e_Notizen" style:display-name="Título10~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0_7e_LT_7e_Hintergrundobjekte" style:display-name="Título10~LT~Hintergrundobjekte" style:family="paragraph">
      <style:paragraph-properties style:text-autospace="none"/>
      <style:text-properties style:letter-kerning="true"/>
    </style:style>
    <style:style style:name="Título10_7e_LT_7e_Hintergrund" style:display-name="Título10~LT~Hintergrund" style:family="paragraph">
      <style:paragraph-properties fo:text-align="center" style:justify-single-word="false" style:text-autospace="none"/>
    </style:style>
    <style:style style:name="Título11_7e_LT_7e_Gliederung_20_1" style:display-name="Título11~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Gliederung_20_2" style:display-name="Título11~LT~Gliederung 2" style:family="paragraph" style:parent-style-name="Título11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1_7e_LT_7e_Gliederung_20_3" style:display-name="Título11~LT~Gliederung 3" style:family="paragraph" style:parent-style-name="Título11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1_7e_LT_7e_Gliederung_20_4" style:display-name="Título11~LT~Gliederung 4" style:family="paragraph" style:parent-style-name="Título11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1_7e_LT_7e_Gliederung_20_5" style:display-name="Título11~LT~Gliederung 5" style:family="paragraph" style:parent-style-name="Título11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1_7e_LT_7e_Gliederung_20_6" style:display-name="Título11~LT~Gliederung 6" style:family="paragraph" style:parent-style-name="Título11_7e_LT_7e_Gliederung_20_5"/>
    <style:style style:name="Título11_7e_LT_7e_Gliederung_20_7" style:display-name="Título11~LT~Gliederung 7" style:family="paragraph" style:parent-style-name="Título11_7e_LT_7e_Gliederung_20_6"/>
    <style:style style:name="Título11_7e_LT_7e_Gliederung_20_8" style:display-name="Título11~LT~Gliederung 8" style:family="paragraph" style:parent-style-name="Título11_7e_LT_7e_Gliederung_20_7"/>
    <style:style style:name="Título11_7e_LT_7e_Gliederung_20_9" style:display-name="Título11~LT~Gliederung 9" style:family="paragraph" style:parent-style-name="Título11_7e_LT_7e_Gliederung_20_8"/>
    <style:style style:name="Título11_7e_LT_7e_Titel" style:display-name="Título11~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1_7e_LT_7e_Untertitel" style:display-name="Título11~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1_7e_LT_7e_Notizen" style:display-name="Título11~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1_7e_LT_7e_Hintergrundobjekte" style:display-name="Título11~LT~Hintergrundobjekte" style:family="paragraph">
      <style:paragraph-properties style:text-autospace="none"/>
      <style:text-properties style:letter-kerning="true"/>
    </style:style>
    <style:style style:name="Título11_7e_LT_7e_Hintergrund" style:display-name="Título11~LT~Hintergrund" style:family="paragraph">
      <style:paragraph-properties fo:text-align="center" style:justify-single-word="false" style:text-autospace="none"/>
    </style:style>
    <style:style style:name="Título12_7e_LT_7e_Gliederung_20_1" style:display-name="Título12~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Gliederung_20_2" style:display-name="Título12~LT~Gliederung 2" style:family="paragraph" style:parent-style-name="Título12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2_7e_LT_7e_Gliederung_20_3" style:display-name="Título12~LT~Gliederung 3" style:family="paragraph" style:parent-style-name="Título12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2_7e_LT_7e_Gliederung_20_4" style:display-name="Título12~LT~Gliederung 4" style:family="paragraph" style:parent-style-name="Título12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2_7e_LT_7e_Gliederung_20_5" style:display-name="Título12~LT~Gliederung 5" style:family="paragraph" style:parent-style-name="Título12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2_7e_LT_7e_Gliederung_20_6" style:display-name="Título12~LT~Gliederung 6" style:family="paragraph" style:parent-style-name="Título12_7e_LT_7e_Gliederung_20_5"/>
    <style:style style:name="Título12_7e_LT_7e_Gliederung_20_7" style:display-name="Título12~LT~Gliederung 7" style:family="paragraph" style:parent-style-name="Título12_7e_LT_7e_Gliederung_20_6"/>
    <style:style style:name="Título12_7e_LT_7e_Gliederung_20_8" style:display-name="Título12~LT~Gliederung 8" style:family="paragraph" style:parent-style-name="Título12_7e_LT_7e_Gliederung_20_7"/>
    <style:style style:name="Título12_7e_LT_7e_Gliederung_20_9" style:display-name="Título12~LT~Gliederung 9" style:family="paragraph" style:parent-style-name="Título12_7e_LT_7e_Gliederung_20_8"/>
    <style:style style:name="Título12_7e_LT_7e_Titel" style:display-name="Título12~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2_7e_LT_7e_Untertitel" style:display-name="Título12~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2_7e_LT_7e_Notizen" style:display-name="Título12~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2_7e_LT_7e_Hintergrundobjekte" style:display-name="Título12~LT~Hintergrundobjekte" style:family="paragraph">
      <style:paragraph-properties style:text-autospace="none"/>
      <style:text-properties style:letter-kerning="true"/>
    </style:style>
    <style:style style:name="Título12_7e_LT_7e_Hintergrund" style:display-name="Título12~LT~Hintergrund" style:family="paragraph">
      <style:paragraph-properties fo:text-align="center" style:justify-single-word="false" style:text-autospace="none"/>
    </style:style>
    <style:style style:name="Título13_7e_LT_7e_Gliederung_20_1" style:display-name="Título13~LT~Gliederung 1" style:family="paragraph">
      <style:paragraph-properties fo:margin="100%" fo:margin-left="0in" fo:margin-right="0in" fo:margin-top="0.111in" fo:margin-bottom="0in" fo:line-height="100%" fo:text-align="start" style:justify-single-word="false" fo:text-indent="0in" style:auto-text-indent="false" style:text-autospace="none" style:writing-mode="lr-tb">
        <style:tab-stops>
          <style:tab-stop style:position="0.6252in"/>
          <style:tab-stop style:position="1.6252in"/>
          <style:tab-stop style:position="2.6252in"/>
          <style:tab-stop style:position="3.6252in"/>
          <style:tab-stop style:position="4.6252in"/>
          <style:tab-stop style:position="5.6252in"/>
          <style:tab-stop style:position="6.6252in"/>
          <style:tab-stop style:position="7.6252in"/>
          <style:tab-stop style:position="8.6252in"/>
          <style:tab-stop style:position="9.6252in"/>
          <style:tab-stop style:position="10.6252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Gliederung_20_2" style:display-name="Título13~LT~Gliederung 2" style:family="paragraph" style:parent-style-name="Título13_7e_LT_7e_Gliederung_20_1">
      <style:paragraph-properties fo:margin-top="0.0965in" fo:margin-bottom="0in">
        <style:tab-stops>
          <style:tab-stop style:position="0.1874in"/>
          <style:tab-stop style:position="1.1874in"/>
          <style:tab-stop style:position="2.1874in"/>
          <style:tab-stop style:position="3.1874in"/>
          <style:tab-stop style:position="4.1874in"/>
          <style:tab-stop style:position="5.1874in"/>
          <style:tab-stop style:position="6.1874in"/>
          <style:tab-stop style:position="7.1874in"/>
          <style:tab-stop style:position="8.1874in"/>
          <style:tab-stop style:position="9.1874in"/>
          <style:tab-stop style:position="10.1874in"/>
        </style:tab-stops>
      </style:paragraph-properties>
      <style:text-properties fo:color="#333399" fo:font-size="28pt" style:font-size-asian="28pt" style:font-size-complex="28pt"/>
    </style:style>
    <style:style style:name="Título13_7e_LT_7e_Gliederung_20_3" style:display-name="Título13~LT~Gliederung 3" style:family="paragraph" style:parent-style-name="Título13_7e_LT_7e_Gliederung_20_2">
      <style:paragraph-properties fo:margin-top="0.0835in" fo:margin-bottom="0in">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 style:position="9.75in"/>
        </style:tab-stops>
      </style:paragraph-properties>
      <style:text-properties fo:color="#006600" fo:font-size="24pt" style:font-size-asian="24pt" style:font-size-complex="24pt"/>
    </style:style>
    <style:style style:name="Título13_7e_LT_7e_Gliederung_20_4" style:display-name="Título13~LT~Gliederung 4" style:family="paragraph" style:parent-style-name="Título13_7e_LT_7e_Gliederung_20_3">
      <style:paragraph-properties fo:margin-top="0.0693in" fo:margin-bottom="0in">
        <style:tab-stops>
          <style:tab-stop style:position="0.25in"/>
          <style:tab-stop style:position="1.25in"/>
          <style:tab-stop style:position="2.25in"/>
          <style:tab-stop style:position="3.25in"/>
          <style:tab-stop style:position="4.25in"/>
          <style:tab-stop style:position="5.25in"/>
          <style:tab-stop style:position="6.25in"/>
          <style:tab-stop style:position="7.25in"/>
          <style:tab-stop style:position="8.25in"/>
          <style:tab-stop style:position="9.25in"/>
        </style:tab-stops>
      </style:paragraph-properties>
      <style:text-properties fo:color="#000000" fo:font-size="20pt" style:font-size-asian="20pt" style:font-size-complex="20pt"/>
    </style:style>
    <style:style style:name="Título13_7e_LT_7e_Gliederung_20_5" style:display-name="Título13~LT~Gliederung 5" style:family="paragraph" style:parent-style-name="Título13_7e_LT_7e_Gliederung_20_4">
      <style:paragraph-properties>
        <style:tab-stops>
          <style:tab-stop style:position="0.75in"/>
          <style:tab-stop style:position="1.75in"/>
          <style:tab-stop style:position="2.75in"/>
          <style:tab-stop style:position="3.75in"/>
          <style:tab-stop style:position="4.75in"/>
          <style:tab-stop style:position="5.75in"/>
          <style:tab-stop style:position="6.75in"/>
          <style:tab-stop style:position="7.75in"/>
          <style:tab-stop style:position="8.75in"/>
        </style:tab-stops>
      </style:paragraph-properties>
      <style:text-properties fo:color="#0000cc"/>
    </style:style>
    <style:style style:name="Título13_7e_LT_7e_Gliederung_20_6" style:display-name="Título13~LT~Gliederung 6" style:family="paragraph" style:parent-style-name="Título13_7e_LT_7e_Gliederung_20_5"/>
    <style:style style:name="Título13_7e_LT_7e_Gliederung_20_7" style:display-name="Título13~LT~Gliederung 7" style:family="paragraph" style:parent-style-name="Título13_7e_LT_7e_Gliederung_20_6"/>
    <style:style style:name="Título13_7e_LT_7e_Gliederung_20_8" style:display-name="Título13~LT~Gliederung 8" style:family="paragraph" style:parent-style-name="Título13_7e_LT_7e_Gliederung_20_7"/>
    <style:style style:name="Título13_7e_LT_7e_Gliederung_20_9" style:display-name="Título13~LT~Gliederung 9" style:family="paragraph" style:parent-style-name="Título13_7e_LT_7e_Gliederung_20_8"/>
    <style:style style:name="Título13_7e_LT_7e_Titel" style:display-name="Título13~LT~Titel"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Título13_7e_LT_7e_Untertitel" style:display-name="Título13~LT~Untertitel" style:family="paragraph">
      <style:paragraph-properties fo:margin="100%" fo:margin-left="0in" fo:margin-right="0in" fo:margin-top="0.111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32pt" fo:font-style="normal" fo:text-shadow="none" style:text-underline-style="none" fo:font-weight="normal" style:letter-kerning="true" style:font-name-asian="FreeSans" style:font-size-asian="32pt" style:font-style-asian="normal" style:font-weight-asian="normal" style:font-name-complex="FreeSans" style:font-size-complex="32pt" style:font-style-complex="normal" style:font-weight-complex="normal" style:text-emphasize="none" style:text-overline-style="none" style:text-overline-color="font-color"/>
    </style:style>
    <style:style style:name="Título13_7e_LT_7e_Notizen" style:display-name="Título13~LT~Notizen" style:family="paragraph">
      <style:paragraph-properties fo:margin="100%" fo:margin-left="0in" fo:margin-right="0in" fo:margin-top="0.0626in" fo:margin-bottom="0in" fo:line-height="100%" fo:text-align="start"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000000" style:text-outline="false" style:text-line-through-style="none" style:font-name="FreeSans" fo:font-size="12pt" fo:font-style="normal" fo:text-shadow="none" style:text-underline-style="none" fo:font-weight="normal" style:letter-kerning="true" style:font-name-asian="FreeSans" style:font-size-asian="12pt" style:font-style-asian="normal" style:font-weight-asian="normal" style:font-name-complex="FreeSans" style:font-size-complex="12pt" style:font-style-complex="normal" style:font-weight-complex="normal" style:text-emphasize="none" style:text-overline-style="none" style:text-overline-color="font-color"/>
    </style:style>
    <style:style style:name="Título13_7e_LT_7e_Hintergrundobjekte" style:display-name="Título13~LT~Hintergrundobjekte" style:family="paragraph">
      <style:paragraph-properties style:text-autospace="none"/>
      <style:text-properties style:letter-kerning="true"/>
    </style:style>
    <style:style style:name="Título13_7e_LT_7e_Hintergrund" style:display-name="Título13~LT~Hintergrund" style:family="paragraph">
      <style:paragraph-properties fo:text-align="center" style:justify-single-word="false" style:text-autospace="none"/>
    </style:style>
    <style:style style:name="WW-Título1" style:family="paragraph">
      <style:paragraph-properties fo:margin="100%" fo:margin-left="0in" fo:margin-right="0in" fo:margin-top="0in" fo:margin-bottom="0in" fo:line-height="100%" fo:text-align="center" style:justify-single-word="false" fo:text-indent="0in" style:auto-text-indent="false" style:text-autospace="none" style:writing-mode="lr-tb">
        <style:tab-stops>
          <style:tab-stop style:position="0in"/>
          <style:tab-stop style:position="1in"/>
          <style:tab-stop style:position="2in"/>
          <style:tab-stop style:position="3in"/>
          <style:tab-stop style:position="4in"/>
          <style:tab-stop style:position="5in"/>
          <style:tab-stop style:position="6in"/>
          <style:tab-stop style:position="7in"/>
          <style:tab-stop style:position="8in"/>
          <style:tab-stop style:position="9in"/>
          <style:tab-stop style:position="10in"/>
          <style:tab-stop style:position="11in"/>
        </style:tab-stops>
      </style:paragraph-properties>
      <style:text-properties fo:color="#3333ff" style:text-outline="false" style:text-line-through-style="none" style:font-name="FreeSans" fo:font-size="36pt" fo:font-style="normal" fo:text-shadow="none" style:text-underline-style="none" fo:font-weight="normal" style:letter-kerning="true" style:font-name-asian="FreeSans" style:font-size-asian="36pt" style:font-style-asian="normal" style:font-weight-asian="normal" style:font-name-complex="FreeSans" style:font-size-complex="36pt" style:font-style-complex="normal" style:font-weight-complex="normal" style:text-emphasize="none" style:text-overline-style="none" style:text-overline-color="font-color"/>
    </style:style>
    <style:style style:name="WW8Num1z0" style:family="text">
      <style:text-properties style:font-name="Arial"/>
    </style:style>
    <style:style style:name="WW8Num2z0" style:family="text">
      <style:text-properties style:font-name="Arial"/>
    </style:style>
    <style:style style:name="Absatz-Standardschriftart" style:family="text"/>
    <style:style style:name="Fuente_20_de_20_párrafo_20_predeter." style:display-name="Fuente de párrafo predeter." style:family="text"/>
    <style:style style:name="Default_20_Paragraph_20_Font" style:display-name="Default Paragraph Font" style:family="text"/>
    <style:style style:name="ALBET_20_Char" style:display-name="ALBET Char" style:family="text" style:parent-style-name="Default_20_Paragraph_20_Font">
      <style:text-properties fo:color="#000080" style:font-name="Arial" fo:language="es" fo:country="ES" fo:font-weight="bold" style:letter-kerning="true" style:font-weight-asian="bold" style:font-name-complex="Arial" style:language-complex="ar" style:country-complex="SA" style:font-weight-complex="bold"/>
    </style:style>
    <style:style style:name="Page_20_Number" style:display-name="Page Number" style:family="text" style:parent-style-name="Default_20_Paragraph_20_Font">
      <style:text-properties fo:language="zxx" fo:country="none" style:font-name-complex="Tahoma"/>
    </style:style>
    <style:style style:name="Numbering_20_Symbols" style:display-name="Numbering Symbols" style:family="text">
      <style:text-properties style:font-name="Arial"/>
    </style:style>
    <style:style style:name="Heading_20_2_20_Char" style:display-name="Heading 2 Char" style:family="text" style:parent-style-name="Default_20_Paragraph_20_Font">
      <style:text-properties style:font-name="Arial" fo:language="en" fo:country="US" fo:font-weight="bold" style:font-weight-asian="bold" style:font-name-complex="Arial" style:font-weight-complex="bold"/>
    </style:style>
    <style:style style:name="Internet_20_link" style:display-name="Internet link" style:family="text">
      <style:text-properties fo:color="#000080" fo:language="zxx" fo:country="none" style:text-underline-style="solid" style:text-underline-width="auto" style:text-underline-color="font-color" style:language-asian="zxx" style:country-asian="none" style:language-complex="zxx" style:country-complex="none"/>
    </style:style>
    <style:style style:name="Index_20_Link" style:display-name="Index Link" style:family="text"/>
    <style:style style:name="Bullet_20_Symbols" style:display-name="Bullet Symbols" style:family="text">
      <style:text-properties style:font-name="OpenSymbol" style:font-name-asian="OpenSymbol" style:font-name-complex="OpenSymbol"/>
    </style:style>
    <style:style style:name="Frame" style:family="graphic">
      <style:graphic-properties text:anchor-type="paragraph" svg:x="0in" svg:y="0in" style:wrap="parallel" style:number-wrapped-paragraphs="no-limit" style:wrap-contour="false" style:vertical-pos="top" style:vertical-rel="paragraph-content" style:horizontal-pos="center" style:horizontal-rel="paragraph-content"/>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style:style style:name="OLE"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text:style-name="WW8Num1z0" style:num-prefix=" " style:num-suffix=" " style:num-format="">
        <style:list-level-properties/>
      </text:outline-level-style>
      <text:outline-level-style text:level="2" text:style-name="WW8Num1z0" style:num-prefix=" " style:num-suffix=" " style:num-format="">
        <style:list-level-properties/>
      </text:outline-level-style>
      <text:outline-level-style text:level="3" text:style-name="WW8Num1z0" style:num-prefix=" " style:num-suffix=" " style:num-format="1" text:display-levels="3">
        <style:list-level-properties/>
      </text:outline-level-style>
      <text:outline-level-style text:level="4" text:style-name="WW8Num1z0" style:num-prefix=" " style:num-suffix=" " style:num-format="1" text:display-levels="4">
        <style:list-level-properties/>
      </text:outline-level-style>
      <text:outline-level-style text:level="5" text:style-name="WW8Num1z0" style:num-prefix=" " style:num-suffix=" " style:num-format="1" text:display-levels="5">
        <style:list-level-properties/>
      </text:outline-level-style>
      <text:outline-level-style text:level="6" text:style-name="WW8Num1z0" style:num-prefix=" " style:num-suffix=" " style:num-format="1" text:display-levels="6">
        <style:list-level-properties/>
      </text:outline-level-style>
      <text:outline-level-style text:level="7" text:style-name="WW8Num1z0" style:num-prefix=" " style:num-suffix=" " style:num-format="1" text:display-levels="7">
        <style:list-level-properties/>
      </text:outline-level-style>
      <text:outline-level-style text:level="8" text:style-name="WW8Num1z0" style:num-prefix=" " style:num-suffix=" " style:num-format="1" text:display-levels="8">
        <style:list-level-properties/>
      </text:outline-level-style>
      <text:outline-level-style text:level="9" text:style-name="WW8Num1z0" style:num-prefix=" " style:num-suffix=" " style:num-format="1" text:display-levels="9">
        <style:list-level-properties/>
      </text:outline-level-style>
      <text:outline-level-style text:level="10" style:num-format="">
        <style:list-level-properties text:min-label-distance="0.15in"/>
      </text:outline-level-style>
    </text:outline-style>
    <text:list-style style:name="WW8Num1">
      <text:list-level-style-number text:level="1" text:style-name="WW8Num1z0" style:num-prefix=" " style:num-suffix=" " style:num-format="1">
        <style:list-level-properties/>
      </text:list-level-style-number>
      <text:list-level-style-number text:level="2" text:style-name="WW8Num1z0" style:num-prefix=" " style:num-suffix=" " style:num-format="1" text:display-levels="2">
        <style:list-level-properties/>
      </text:list-level-style-number>
      <text:list-level-style-number text:level="3" text:style-name="WW8Num1z0" style:num-prefix=" " style:num-suffix=" " style:num-format="1" text:display-levels="3">
        <style:list-level-properties/>
      </text:list-level-style-number>
      <text:list-level-style-number text:level="4" text:style-name="WW8Num1z0" style:num-prefix=" " style:num-suffix=" " style:num-format="1" text:display-levels="4">
        <style:list-level-properties/>
      </text:list-level-style-number>
      <text:list-level-style-number text:level="5" text:style-name="WW8Num1z0" style:num-prefix=" " style:num-suffix=" " style:num-format="1" text:display-levels="5">
        <style:list-level-properties/>
      </text:list-level-style-number>
      <text:list-level-style-number text:level="6" text:style-name="WW8Num1z0" style:num-prefix=" " style:num-suffix=" " style:num-format="1" text:display-levels="6">
        <style:list-level-properties/>
      </text:list-level-style-number>
      <text:list-level-style-number text:level="7" text:style-name="WW8Num1z0" style:num-prefix=" " style:num-suffix=" " style:num-format="1" text:display-levels="7">
        <style:list-level-properties/>
      </text:list-level-style-number>
      <text:list-level-style-number text:level="8" text:style-name="WW8Num1z0" style:num-prefix=" " style:num-suffix=" " style:num-format="1" text:display-levels="8">
        <style:list-level-properties/>
      </text:list-level-style-number>
      <text:list-level-style-number text:level="9" text:style-name="WW8Num1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list-style style:name="WW8Num2">
      <text:list-level-style-number text:level="1" text:style-name="WW8Num2z0" style:num-prefix=" " style:num-suffix=" " style:num-format="1">
        <style:list-level-properties/>
      </text:list-level-style-number>
      <text:list-level-style-number text:level="2" text:style-name="WW8Num2z0" style:num-prefix=" " style:num-suffix=" " style:num-format="1" text:display-levels="2">
        <style:list-level-properties/>
      </text:list-level-style-number>
      <text:list-level-style-number text:level="3" text:style-name="WW8Num2z0" style:num-prefix=" " style:num-suffix=" " style:num-format="1" text:display-levels="3">
        <style:list-level-properties/>
      </text:list-level-style-number>
      <text:list-level-style-number text:level="4" text:style-name="WW8Num2z0" style:num-prefix=" " style:num-suffix=" " style:num-format="1" text:display-levels="4">
        <style:list-level-properties/>
      </text:list-level-style-number>
      <text:list-level-style-number text:level="5" text:style-name="WW8Num2z0" style:num-prefix=" " style:num-suffix=" " style:num-format="1" text:display-levels="5">
        <style:list-level-properties/>
      </text:list-level-style-number>
      <text:list-level-style-number text:level="6" text:style-name="WW8Num2z0" style:num-prefix=" " style:num-suffix=" " style:num-format="1" text:display-levels="6">
        <style:list-level-properties/>
      </text:list-level-style-number>
      <text:list-level-style-number text:level="7" text:style-name="WW8Num2z0" style:num-prefix=" " style:num-suffix=" " style:num-format="1" text:display-levels="7">
        <style:list-level-properties/>
      </text:list-level-style-number>
      <text:list-level-style-number text:level="8" text:style-name="WW8Num2z0" style:num-prefix=" " style:num-suffix=" " style:num-format="1" text:display-levels="8">
        <style:list-level-properties/>
      </text:list-level-style-number>
      <text:list-level-style-number text:level="9" text:style-name="WW8Num2z0" style:num-prefix=" " style:num-suffix=" " style:num-format="1" text:display-levels="9">
        <style:list-level-properties/>
      </text:list-level-style-number>
      <text:list-level-style-number text:level="10" style:num-suffix="." style:num-format="1">
        <style:list-level-properties text:space-before="2.5in" text:min-label-width="0.25in"/>
      </text:list-level-style-number>
    </text:list-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style:default-page-layout>
      <style:page-layout-properties style:writing-mode="lr-tb" style:layout-grid-standard-mode="true"/>
    </style:default-page-layout>
  </office:styles>
  <office:automatic-styles>
    <style:style style:name="Tabla5" style:family="table">
      <style:table-properties style:width="6.925in" table:align="left" style:writing-mode="lr-tb"/>
    </style:style>
    <style:style style:name="Tabla5.A" style:family="table-column">
      <style:table-column-properties style:column-width="2.8993in"/>
    </style:style>
    <style:style style:name="Tabla5.B" style:family="table-column">
      <style:table-column-properties style:column-width="4.0257in"/>
    </style:style>
    <style:style style:name="Tabla5.1" style:family="table-row">
      <style:table-row-properties style:min-row-height="0.0556in" fo:keep-together="auto"/>
    </style:style>
    <style:style style:name="Tabla5.A1" style:family="table-cell">
      <style:table-cell-properties style:vertical-align="top" fo:padding-left="0.075in" fo:padding-right="0.075in" fo:padding-top="0in" fo:padding-bottom="0in" fo:border="none" style:writing-mode="lr-tb"/>
    </style:style>
    <style:style style:name="Tabla5.B1" style:family="table-cell">
      <style:table-cell-properties style:vertical-align="bottom" fo:padding-left="0.075in" fo:padding-right="0.075in" fo:padding-top="0in" fo:padding-bottom="0in" fo:border="none" style:writing-mode="lr-tb"/>
    </style:style>
    <style:style style:name="Tabla7" style:family="table">
      <style:table-properties fo:margin-left="0in" fo:margin-right="-0.0021in" table:align="margins" style:writing-mode="lr-tb"/>
    </style:style>
    <style:style style:name="Tabla7.A" style:family="table-column">
      <style:table-column-properties style:rel-column-width="8468*"/>
    </style:style>
    <style:style style:name="Tabla7.B" style:family="table-column">
      <style:table-column-properties style:rel-column-width="40214*"/>
    </style:style>
    <style:style style:name="Tabla7.C" style:family="table-column">
      <style:table-column-properties style:rel-column-width="16853*"/>
    </style:style>
    <style:style style:name="Tabla7.1" style:family="table-row">
      <style:table-row-properties fo:keep-together="auto"/>
    </style:style>
    <style:style style:name="Tabla7.A1" style:family="table-cell">
      <style:table-cell-properties style:vertical-align="top" fo:padding-left="0.075in" fo:padding-right="0.075in" fo:padding-top="0in" fo:padding-bottom="0in" fo:border="none" style:writing-mode="lr-tb"/>
    </style:style>
    <style:style style:name="Tabla7.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6" style:family="table">
      <style:table-properties style:width="6.925in" table:align="left" style:writing-mode="lr-tb"/>
    </style:style>
    <style:style style:name="Tabla6.A" style:family="table-column">
      <style:table-column-properties style:column-width="2.8431in"/>
    </style:style>
    <style:style style:name="Tabla6.B" style:family="table-column">
      <style:table-column-properties style:column-width="2.8764in"/>
    </style:style>
    <style:style style:name="Tabla6.C" style:family="table-column">
      <style:table-column-properties style:column-width="1.2056in"/>
    </style:style>
    <style:style style:name="Tabla6.1" style:family="table-row">
      <style:table-row-properties fo:keep-together="auto"/>
    </style:style>
    <style:style style:name="Tabla6.A1" style:family="table-cell">
      <style:table-cell-properties style:vertical-align="top" fo:padding-left="0.075in" fo:padding-right="0.075in" fo:padding-top="0in" fo:padding-bottom="0in" fo:border="none" style:writing-mode="lr-tb"/>
    </style:style>
    <style:style style:name="Tabla9" style:family="table">
      <style:table-properties fo:margin-left="0in" fo:margin-right="-0.0021in" table:align="margins" style:writing-mode="lr-tb"/>
    </style:style>
    <style:style style:name="Tabla9.A" style:family="table-column">
      <style:table-column-properties style:rel-column-width="8468*"/>
    </style:style>
    <style:style style:name="Tabla9.B" style:family="table-column">
      <style:table-column-properties style:rel-column-width="39524*"/>
    </style:style>
    <style:style style:name="Tabla9.C" style:family="table-column">
      <style:table-column-properties style:rel-column-width="17543*"/>
    </style:style>
    <style:style style:name="Tabla9.1" style:family="table-row">
      <style:table-row-properties fo:keep-together="auto"/>
    </style:style>
    <style:style style:name="Tabla9.A1" style:family="table-cell">
      <style:table-cell-properties style:vertical-align="top" fo:padding-left="0.075in" fo:padding-right="0.075in" fo:padding-top="0in" fo:padding-bottom="0in" fo:border="none" style:writing-mode="lr-tb"/>
    </style:style>
    <style:style style:name="Tabla9.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8" style:family="table">
      <style:table-properties style:width="6.925in" table:align="left" style:writing-mode="lr-tb"/>
    </style:style>
    <style:style style:name="Tabla8.A" style:family="table-column">
      <style:table-column-properties style:column-width="2.8431in"/>
    </style:style>
    <style:style style:name="Tabla8.B" style:family="table-column">
      <style:table-column-properties style:column-width="2.8764in"/>
    </style:style>
    <style:style style:name="Tabla8.C" style:family="table-column">
      <style:table-column-properties style:column-width="1.2056in"/>
    </style:style>
    <style:style style:name="Tabla8.1" style:family="table-row">
      <style:table-row-properties fo:keep-together="auto"/>
    </style:style>
    <style:style style:name="Tabla8.A1" style:family="table-cell">
      <style:table-cell-properties style:vertical-align="top" fo:padding-left="0.075in" fo:padding-right="0.075in" fo:padding-top="0in" fo:padding-bottom="0in" fo:border="none" style:writing-mode="lr-tb"/>
    </style:style>
    <style:style style:name="Tabla11" style:family="table">
      <style:table-properties style:width="6in" table:align="left" style:writing-mode="lr-tb"/>
    </style:style>
    <style:style style:name="Tabla11.A" style:family="table-column">
      <style:table-column-properties style:column-width="0.7757in"/>
    </style:style>
    <style:style style:name="Tabla11.B" style:family="table-column">
      <style:table-column-properties style:column-width="3.4326in"/>
    </style:style>
    <style:style style:name="Tabla11.C" style:family="table-column">
      <style:table-column-properties style:column-width="1.7917in"/>
    </style:style>
    <style:style style:name="Tabla11.1" style:family="table-row">
      <style:table-row-properties fo:keep-together="auto"/>
    </style:style>
    <style:style style:name="Tabla11.A1" style:family="table-cell">
      <style:table-cell-properties style:vertical-align="top" fo:padding-left="0.075in" fo:padding-right="0.075in" fo:padding-top="0in" fo:padding-bottom="0in" fo:border="none" style:writing-mode="lr-tb"/>
    </style:style>
    <style:style style:name="Tabla11.B1" style:family="table-cell">
      <style:table-cell-properties style:vertical-align="top" fo:padding-left="0.075in" fo:padding-right="0.075in" fo:padding-top="0in" fo:padding-bottom="0in" fo:border-left="1pt solid #008080" fo:border-right="none" fo:border-top="none" fo:border-bottom="none" style:writing-mode="lr-tb"/>
    </style:style>
    <style:style style:name="Tabla10" style:family="table">
      <style:table-properties style:width="6in" table:align="left" style:writing-mode="lr-tb"/>
    </style:style>
    <style:style style:name="Tabla10.A" style:family="table-column">
      <style:table-column-properties style:column-width="2.4632in"/>
    </style:style>
    <style:style style:name="Tabla10.B" style:family="table-column">
      <style:table-column-properties style:column-width="2.4924in"/>
    </style:style>
    <style:style style:name="Tabla10.C" style:family="table-column">
      <style:table-column-properties style:column-width="1.0444in"/>
    </style:style>
    <style:style style:name="Tabla10.1" style:family="table-row">
      <style:table-row-properties fo:keep-together="auto"/>
    </style:style>
    <style:style style:name="Tabla10.A1" style:family="table-cell">
      <style:table-cell-properties style:vertical-align="top" fo:padding-left="0.075in" fo:padding-right="0.075in" fo:padding-top="0in" fo:padding-bottom="0in" fo:border="none" style:writing-mode="lr-tb"/>
    </style:style>
    <style:style style:name="MP1" style:family="paragraph" style:parent-style-name="Standard">
      <style:paragraph-properties style:snap-to-layout-grid="false"/>
      <style:text-properties fo:language="en" fo:country="US"/>
    </style:style>
    <style:style style:name="MP2" style:family="paragraph" style:parent-style-name="Standard">
      <style:paragraph-properties style:snap-to-layout-grid="false"/>
      <style:text-properties fo:font-size="8pt" style:font-size-asian="8pt" style:font-size-complex="8pt"/>
    </style:style>
    <style:style style:name="MP3" style:family="paragraph" style:parent-style-name="Standard">
      <style:text-properties fo:font-size="8pt" style:font-size-asian="8pt" style:font-size-complex="8pt"/>
    </style:style>
    <style:style style:name="MP4" style:family="paragraph" style:parent-style-name="IP">
      <style:paragraph-properties style:snap-to-layout-grid="false"/>
    </style:style>
    <style:style style:name="MP5" style:family="paragraph" style:parent-style-name="Standard">
      <style:paragraph-properties style:snap-to-layout-grid="false">
        <style:tab-stops>
          <style:tab-stop style:position="5.4in" style:type="right"/>
        </style:tab-stops>
      </style:paragraph-properties>
      <style:text-properties fo:font-variant="normal" fo:text-transform="none" fo:color="#000000" fo:font-size="10pt" fo:language="es" fo:country="ES" fo:font-weight="bold" style:font-size-asian="10pt" style:font-weight-asian="bold" style:font-size-complex="10pt" style:font-weight-complex="bold"/>
    </style:style>
    <style:style style:name="MP6" style:family="paragraph" style:parent-style-name="Standard">
      <style:paragraph-properties fo:text-align="end" style:justify-single-word="false" style:snap-to-layout-grid="false">
        <style:tab-stops>
          <style:tab-stop style:position="5.4in" style:type="right"/>
        </style:tab-stops>
      </style:paragraph-properties>
      <style:text-properties fo:font-weight="bold" style:font-weight-asian="bold"/>
    </style:style>
    <style:style style:name="MP7" style:family="paragraph" style:parent-style-name="Footer">
      <style:paragraph-properties fo:margin-left="0in" fo:margin-right="0.25in" fo:text-indent="0in" style:auto-text-indent="false" style:snap-to-layout-grid="false"/>
    </style:style>
    <style:style style:name="MP8" style:family="paragraph" style:parent-style-name="Footer">
      <style:paragraph-properties fo:margin-left="0in" fo:margin-right="0.25in" fo:text-align="end" style:justify-single-word="false" fo:text-indent="0in" style:auto-text-indent="false" style:snap-to-layout-grid="false"/>
    </style:style>
    <style:style style:name="MP9" style:family="paragraph" style:parent-style-name="Standard">
      <style:paragraph-properties style:snap-to-layout-grid="false">
        <style:tab-stops>
          <style:tab-stop style:position="5.4in" style:type="right"/>
        </style:tab-stops>
      </style:paragraph-properties>
      <style:text-properties fo:font-variant="normal" fo:text-transform="none" fo:color="#000000" style:font-name="Arial" fo:font-size="10pt" fo:language="es" fo:country="ES" fo:font-weight="bold" style:letter-kerning="true" style:font-name-asian="DejaVu Sans1" style:font-size-asian="10pt" style:language-asian="zxx" style:country-asian="none" style:font-weight-asian="bold" style:font-name-complex="Times New Roman" style:font-size-complex="10pt" style:language-complex="ar" style:country-complex="SA" style:font-weight-complex="bold"/>
    </style:style>
    <style:style style:name="MP10" style:family="paragraph" style:parent-style-name="Standard">
      <style:paragraph-properties style:snap-to-layout-grid="false">
        <style:tab-stops>
          <style:tab-stop style:position="5.4in" style:type="right"/>
        </style:tab-stops>
      </style:paragraph-properties>
      <style:text-properties fo:font-weight="bold" style:font-weight-asian="bold"/>
    </style:style>
    <style:style style:name="MT1" style:family="text">
      <style:text-properties fo:language="es" fo:country="ES" style:font-size-complex="10pt" style:font-weight-complex="bold"/>
    </style:style>
    <style:style style:name="MT2" style:family="text">
      <style:text-properties fo:font-weight="bold" style:font-weight-asian="bold" style:font-size-complex="10pt" style:font-weight-complex="bold"/>
    </style:style>
    <style:style style:name="MT3" style:family="text">
      <style:text-properties style:font-name-complex="Arial"/>
    </style:style>
    <style:page-layout style:name="Mpm1">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footer-style>
        <style:header-footer-properties fo:min-height="0.7398in" fo:margin-left="0in" fo:margin-right="0in" fo:margin-top="0.7008in" style:dynamic-spacing="true"/>
      </style:footer-style>
    </style:page-layout>
    <style:page-layout style:name="Mpm2">
      <style:page-layout-properties fo:page-width="8.5in" fo:page-height="11in" style:num-format="1" style:print-orientation="portrait" fo:margin="0.7874in" fo:margin-top="0.7874in" fo:margin-bottom="0.7874in" fo:margin-left="0.7874in" fo:margin-right="0.7874in" fo:background-color="#ffffff" style:writing-mode="lr-tb" style:layout-grid-color="#c0c0c0" style:layout-grid-lines="37"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style:page-layout style:name="Mpm3">
      <style:page-layout-properties fo:page-width="8.5in" fo:page-height="11in" style:num-format="1" style:print-orientation="portrait" fo:margin-top="1in" fo:margin-bottom="1in" fo:margin-left="1.25in" fo:margin-right="1.25in" fo:background-color="#ffffff" style:writing-mode="lr-tb" style:layout-grid-color="#c0c0c0" style:layout-grid-lines="36" style:layout-grid-base-height="0.25in" style:layout-grid-ruby-height="0in" style:layout-grid-mode="none" style:layout-grid-ruby-below="false" style:layout-grid-print="false" style:layout-grid-display="false" style:layout-grid-base-width="0.139in" style:layout-grid-snap-to="true" style:layout-grid-snap-to-characters="true" style:footnote-max-height="0in">
        <style:background-image/>
        <style:footnote-sep style:width="0.0071in" style:distance-before-sep="0.0398in" style:distance-after-sep="0.0398in" style:line-style="none" style:adjustment="left" style:rel-width="25%" style:color="#000000"/>
      </style:page-layout-properties>
      <style:header-style>
        <style:header-footer-properties fo:min-height="0.5161in" fo:margin-left="0in" fo:margin-right="0in" fo:margin-bottom="0.4772in" style:dynamic-spacing="true"/>
      </style:header-style>
      <style:footer-style>
        <style:header-footer-properties fo:min-height="0.5161in" fo:margin-left="0in" fo:margin-right="0in" fo:margin-top="0.4772in" style:dynamic-spacing="true"/>
      </style:footer-style>
    </style:page-layout>
  </office:automatic-styles>
  <office:master-styles>
    <style:master-page style:name="Standard" style:page-layout-name="Mpm1">
      <style:footer>
        <table:table table:name="Tabla5" table:style-name="Tabla5">
          <table:table-column table:style-name="Tabla5.A"/>
          <table:table-column table:style-name="Tabla5.B"/>
          <table:table-row table:style-name="Tabla5.1">
            <table:table-cell table:style-name="Tabla5.A1" office:value-type="string">
              <text:p text:style-name="MP1"/>
            </table:table-cell>
            <table:table-cell table:style-name="Tabla5.B1" office:value-type="string">
              <text:p text:style-name="MP2"/>
              <text:p text:style-name="MP3">Elaborado por el Ing Abel Meneses Abad<text:line-break/>Basado en las planillas originales de la UCI, Copylefth Creative Common Share Alike Non-Comercial Use</text:p>
            </table:table-cell>
          </table:table-row>
        </table:table>
        <text:p text:style-name="Standard"/>
      </style:footer>
    </style:master-page>
    <style:master-page style:name="Convertir_20_1" style:display-name="Convertir 1" style:page-layout-name="Mpm2">
      <style:header>
        <table:table table:name="Tabla7" table:style-name="Tabla7">
          <table:table-column table:style-name="Tabla7.A"/>
          <table:table-column table:style-name="Tabla7.B"/>
          <table:table-column table:style-name="Tabla7.C"/>
          <table:table-row table:style-name="Tabla7.1">
            <table:table-cell table:style-name="Tabla7.A1" office:value-type="string">
              <text:p text:style-name="MP4">IP - UCI</text:p>
            </table:table-cell>
            <table:table-cell table:style-name="Tabla7.B1" office:value-type="string">
              <text:p text:style-name="MP5">Historia de usuario</text:p>
            </table:table-cell>
            <table:table-cell table:style-name="Tabla7.A1" office:value-type="string">
              <text:p text:style-name="MP6"><text:span text:style-name="MT1">&lt;</text:span>RECTOR ó INTERNO<text:span text:style-name="MT1">&gt;</text:span></text:p>
            </table:table-cell>
          </table:table-row>
        </table:table>
        <text:p text:style-name="Standard"/>
      </style:header>
      <style:footer>
        <table:table table:name="Tabla6" table:style-name="Tabla6">
          <table:table-column table:style-name="Tabla6.A"/>
          <table:table-column table:style-name="Tabla6.B"/>
          <table:table-column table:style-name="Tabla6.C"/>
          <table:table-row table:style-name="Tabla6.1">
            <table:table-cell table:style-name="Tabla6.A1" office:value-type="string">
              <text:p text:style-name="MP7"><text:span text:style-name="Page_20_Number"><text:span text:style-name="MT2">Proyecto:</text:span></text:span></text:p>
            </table:table-cell>
            <table:table-cell table:style-name="Tabla6.A1" office:value-type="string">
              <text:p text:style-name="MP7"><text:span text:style-name="Page_20_Number"><text:span text:style-name="MT2">Producto:</text:span></text:span></text:p>
            </table:table-cell>
            <table:table-cell table:style-name="Tabla6.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2" style:display-name="Convertir 2" style:page-layout-name="Mpm2">
      <style:header>
        <table:table table:name="Tabla9" table:style-name="Tabla9">
          <table:table-column table:style-name="Tabla9.A"/>
          <table:table-column table:style-name="Tabla9.B"/>
          <table:table-column table:style-name="Tabla9.C"/>
          <table:table-row table:style-name="Tabla9.1">
            <table:table-cell table:style-name="Tabla9.A1" office:value-type="string">
              <text:p text:style-name="MP4">IP - UCI</text:p>
            </table:table-cell>
            <table:table-cell table:style-name="Tabla9.B1" office:value-type="string">
              <text:p text:style-name="MP9">Lista de reserva del producto</text:p>
            </table:table-cell>
            <table:table-cell table:style-name="Tabla9.A1" office:value-type="string">
              <text:p text:style-name="MP6"><text:span text:style-name="MT1">&lt;</text:span>RECTOR ó INTERNO<text:span text:style-name="MT1">&gt;</text:span></text:p>
            </table:table-cell>
          </table:table-row>
        </table:table>
        <text:p text:style-name="Standard"/>
      </style:header>
      <style:footer>
        <table:table table:name="Tabla8" table:style-name="Tabla8">
          <table:table-column table:style-name="Tabla8.A"/>
          <table:table-column table:style-name="Tabla8.B"/>
          <table:table-column table:style-name="Tabla8.C"/>
          <table:table-row table:style-name="Tabla8.1">
            <table:table-cell table:style-name="Tabla8.A1" office:value-type="string">
              <text:p text:style-name="MP7"><text:span text:style-name="Page_20_Number"><text:span text:style-name="MT2">Proyecto:</text:span></text:span></text:p>
            </table:table-cell>
            <table:table-cell table:style-name="Tabla8.A1" office:value-type="string">
              <text:p text:style-name="MP7"><text:span text:style-name="Page_20_Number"><text:span text:style-name="MT2">Producto:</text:span></text:span></text:p>
            </table:table-cell>
            <table:table-cell table:style-name="Tabla8.A1" office:value-type="string">
              <text:p text:style-name="MP8"><text:span text:style-name="Page_20_Number"><text:span text:style-name="MT3"><text:page-number style:num-format="i" text:select-page="current"/></text:span></text:span></text:p>
            </table:table-cell>
          </table:table-row>
        </table:table>
        <text:p text:style-name="Standard"/>
      </style:footer>
    </style:master-page>
    <style:master-page style:name="Convertir_20_3" style:display-name="Convertir 3" style:page-layout-name="Mpm2">
      <style:header>
        <text:p text:style-name="Standard"/>
      </style:header>
      <style:footer>
        <text:p text:style-name="Standard"/>
      </style:footer>
    </style:master-page>
    <style:master-page style:name="Convertir_20_4" style:display-name="Convertir 4" style:page-layout-name="Mpm2">
      <style:header>
        <text:p text:style-name="Standard"/>
      </style:header>
      <style:footer>
        <text:p text:style-name="Standard"/>
      </style:footer>
    </style:master-page>
    <style:master-page style:name="Convertir_20_5" style:display-name="Convertir 5" style:page-layout-name="Mpm2">
      <style:header>
        <text:p text:style-name="Standard"/>
      </style:header>
      <style:footer>
        <text:p text:style-name="Standard"/>
      </style:footer>
    </style:master-page>
    <style:master-page style:name="Convertir_20_6" style:display-name="Convertir 6" style:page-layout-name="Mpm3">
      <style:header>
        <table:table table:name="Tabla11" table:style-name="Tabla11">
          <table:table-column table:style-name="Tabla11.A"/>
          <table:table-column table:style-name="Tabla11.B"/>
          <table:table-column table:style-name="Tabla11.C"/>
          <table:table-row table:style-name="Tabla11.1">
            <table:table-cell table:style-name="Tabla11.A1" office:value-type="string">
              <text:p text:style-name="MP4">IP - UCI</text:p>
            </table:table-cell>
            <table:table-cell table:style-name="Tabla11.B1" office:value-type="string">
              <text:p text:style-name="MP10">Historias de usuario</text:p>
            </table:table-cell>
            <table:table-cell table:style-name="Tabla11.A1" office:value-type="string">
              <text:p text:style-name="MP6"><text:span text:style-name="MT1">&lt;</text:span>RECTOR ó INTERNO<text:span text:style-name="MT1">&gt;</text:span></text:p>
            </table:table-cell>
          </table:table-row>
        </table:table>
        <text:p text:style-name="Standard"/>
      </style:header>
      <style:footer>
        <table:table table:name="Tabla10" table:style-name="Tabla10">
          <table:table-column table:style-name="Tabla10.A"/>
          <table:table-column table:style-name="Tabla10.B"/>
          <table:table-column table:style-name="Tabla10.C"/>
          <table:table-row table:style-name="Tabla10.1">
            <table:table-cell table:style-name="Tabla10.A1" office:value-type="string">
              <text:p text:style-name="MP7"><text:span text:style-name="Page_20_Number"><text:span text:style-name="MT2">Proyecto:</text:span></text:span></text:p>
            </table:table-cell>
            <table:table-cell table:style-name="Tabla10.A1" office:value-type="string">
              <text:p text:style-name="MP7"><text:span text:style-name="Page_20_Number"><text:span text:style-name="MT2">Producto:</text:span></text:span></text:p>
            </table:table-cell>
            <table:table-cell table:style-name="Tabla10.A1" office:value-type="string">
              <text:p text:style-name="MP8"><text:span text:style-name="Page_20_Number"><text:span text:style-name="MT3"><text:page-number style:num-format="i" text:select-page="current"/></text:span></text:span></text:p>
            </table:table-cell>
          </table:table-row>
        </table:table>
        <text:p text:style-name="Standard"/>
      </style:footer>
    </style:master-page>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generator>LibreOffice/3.5$Linux_x86 LibreOffice_project/350m1$Build-2</meta:generator>
    <dc:title>  </dc:title>
    <meta:creation-date>2013-04-08T02:02:02</meta:creation-date>
    <meta:editing-cycles>64</meta:editing-cycles>
    <meta:editing-duration>PT6H29M27S</meta:editing-duration>
    <meta:initial-creator>Abel Meneses Abad</meta:initial-creator>
    <dc:date>2014-07-20T19:44:06</dc:date>
    <dc:creator>Abel Meneses Abad</dc:creator>
    <meta:document-statistic meta:table-count="8" meta:image-count="0" meta:object-count="0" meta:page-count="5" meta:paragraph-count="83" meta:word-count="1544" meta:character-count="10186" meta:non-whitespace-character-count="8699"/>
    <meta:user-defined meta:name="Información 1"/>
    <meta:user-defined meta:name="Información 2"/>
    <meta:user-defined meta:name="Información 3"/>
    <meta:user-defined meta:name="Información 4"/>
  </office:meta>
</office:document-meta>
</file>